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0417in" fo:margin-bottom="0in" loext:contextual-spacing="false" fo:line-height="100%" fo:orphans="0" fo:widows="0" fo:break-before="page">
        <style:tab-stops>
          <style:tab-stop style:position="8.3335in" style:type="right" style:leader-style="dotted" style:leader-text="."/>
        </style:tab-stops>
      </style:paragraph-properties>
    </style:style>
    <style:style style:name="P3"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4"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5"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7" style:family="paragraph" style:parent-style-name="Standard" style:list-style-name="WWNum1">
      <style:paragraph-properties fo:margin-left="0.5in" fo:margin-right="0in" fo:text-indent="-0.25in" style:auto-text-indent="false"/>
    </style:style>
    <style:style style:name="P8" style:family="paragraph" style:parent-style-name="Standard" style:list-style-name="WWNum2">
      <style:paragraph-properties fo:margin-left="0.5in" fo:margin-right="0in" fo:text-indent="-0.25in" style:auto-text-indent="false"/>
    </style:style>
    <style:style style:name="P9" style:family="paragraph" style:parent-style-name="Heading_20_1" style:master-page-name="Standard">
      <style:paragraph-properties fo:text-align="center" style:justify-single-word="false" style:page-number="1"/>
    </style:style>
    <style:style style:name="P10" style:family="paragraph" style:parent-style-name="Heading_20_2">
      <style:paragraph-properties fo:break-before="page"/>
    </style:style>
    <style:style style:name="T1" style:family="text">
      <style:text-properties fo:color="#000000" style:text-underline-style="none" fo:font-weight="bold" style:font-weight-asian="bold"/>
    </style:style>
    <style:style style:name="T2" style:family="text">
      <style:text-properties fo:color="#000000" style:text-underline-style="none"/>
    </style:style>
    <style:style style:name="T3" style:family="text">
      <style:text-properties fo:color="#1155cc" style:text-underline-style="solid" style:text-underline-width="auto" style:text-underline-color="font-color"/>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rs8nkou32hfm"/>Human-AI Collaboration versus Automation: <text:line-break/>A Systematic Review of Enterprise <text:line-break/>AI Assistants and Agents</text:p>
      <text:p text:style-name="P1"/>
      <text:p text:style-name="P1">By David Spencer</text:p>
      <text:p text:style-name="P1">FamilySearch International</text:p>
      <text:p text:style-name="P1">February 2025</text:p>
      <text:p text:style-name="Heading_20_2"><text:bookmark text:name="_xjux8qhfau8l"/>Abstract</text:p>
      <text:p text:style-name="Standard">This paper presents a comprehensive literature review examining the dual role of artificial intelligence in the workplace: as an augmentative tool for human labor and as an autonomous alternative. Through analysis of academic research, industry implementations, and venture capital perspectives, we investigate the technical foundations, current capabilities, and future trajectories of AI agents and assistants. We identify a significant dichotomy between technical and marketing definitions of AI agency, highlighting implications for implementation strategies. The review synthesizes findings from recent benchmarks, notably the GAIA study, which reveals substantial gaps between current AI capabilities and human-level general intelligence. We examine enterprise implementations across major technology companies, finding a trend toward specialized, vertical-specific AI agents rather than general-purpose solutions. The analysis extends to venture capital insights, providing early indicators of market dynamics and implementation patterns. Our findings suggest a "crawl, walk, run" approach to AI deployment, emphasizing the importance of proper scaffolding and infrastructure. We conclude that while full automation remains limited to specific domains, hybrid human-AI collaboration models show immediate promise for enhancing knowledge work productivity.</text:p>
      <text:p text:style-name="Heading_20_2"><text:bookmark text:name="_eyd7k2n2foqd"/>Subjects</text:p>
      <text:p text:style-name="Standard">Computation and Language (cs.CL); Artificial Intelligence (cs.AI); Computers and Society (cs.CY)</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text:a xlink:type="simple" xlink:href="#_rs8nkou32hfm" text:style-name="Index_20_Link" text:visited-style-name="Index_20_Link"><text:span text:style-name="T1">Human-AI Collaboration versus Automation: A Systematic Review of Enterprise AI Assistants and Agents<text:tab/>1</text:span></text:a></text:p>
          <text:p text:style-name="P3"><text:a xlink:type="simple" xlink:href="#_xjux8qhfau8l" text:style-name="Index_20_Link" text:visited-style-name="Index_20_Link"><text:span text:style-name="T2">Abstract<text:tab/>1</text:span></text:a></text:p>
          <text:p text:style-name="P3"><text:a xlink:type="simple" xlink:href="#_eyd7k2n2foqd" text:style-name="Index_20_Link" text:visited-style-name="Index_20_Link"><text:span text:style-name="T2">Subjects<text:tab/>1</text:span></text:a></text:p>
          <text:p text:style-name="P3"><text:a xlink:type="simple" xlink:href="#_lbzon0kfxois" text:style-name="Index_20_Link" text:visited-style-name="Index_20_Link"><text:span text:style-name="T2">Introduction<text:tab/>4</text:span></text:a></text:p>
          <text:p text:style-name="P3"><text:a xlink:type="simple" xlink:href="#_qnx8vahxl7sk" text:style-name="Index_20_Link" text:visited-style-name="Index_20_Link"><text:span text:style-name="T2">Technical versus Marketing Definition<text:tab/>4</text:span></text:a></text:p>
          <text:p text:style-name="P3"><text:a xlink:type="simple" xlink:href="#_qo3mgd3r2vjd" text:style-name="Index_20_Link" text:visited-style-name="Index_20_Link"><text:span text:style-name="T2">AI Assistants and Research Tools<text:tab/>5</text:span></text:a></text:p>
          <text:p text:style-name="P4"><text:a xlink:type="simple" xlink:href="#_ee1u4lcpydp6" text:style-name="Index_20_Link" text:visited-style-name="Index_20_Link"><text:span text:style-name="T2">Technical Foundations and Capabilities<text:tab/>6</text:span></text:a></text:p>
          <text:p text:style-name="P5"><text:a xlink:type="simple" xlink:href="#_us3wsvug46e4" text:style-name="Index_20_Link" text:visited-style-name="Index_20_Link"><text:span text:style-name="T2">Natural Language Processing Advancements<text:tab/>6</text:span></text:a></text:p>
          <text:p text:style-name="P5"><text:a xlink:type="simple" xlink:href="#_s8dkc2wii1kw" text:style-name="Index_20_Link" text:visited-style-name="Index_20_Link"><text:span text:style-name="T2">Autonomous Decision-Making<text:tab/>7</text:span></text:a></text:p>
          <text:p text:style-name="P4"><text:a xlink:type="simple" xlink:href="#_2kes9vltizis" text:style-name="Index_20_Link" text:visited-style-name="Index_20_Link"><text:span text:style-name="T2">Research Applications and Knowledge Work<text:tab/>7</text:span></text:a></text:p>
          <text:p text:style-name="P5"><text:a xlink:type="simple" xlink:href="#_sukt7y9qo8x1" text:style-name="Index_20_Link" text:visited-style-name="Index_20_Link"><text:span text:style-name="T2">Literature Discovery and Analysis<text:tab/>7</text:span></text:a></text:p>
          <text:p text:style-name="P5"><text:a xlink:type="simple" xlink:href="#_57zemjjy72h7" text:style-name="Index_20_Link" text:visited-style-name="Index_20_Link"><text:span text:style-name="T2">Data Synthesis and Summarization<text:tab/>7</text:span></text:a></text:p>
          <text:p text:style-name="P4"><text:a xlink:type="simple" xlink:href="#_3oisu0hm43cr" text:style-name="Index_20_Link" text:visited-style-name="Index_20_Link"><text:span text:style-name="T2">Commercial and Enterprise Applications<text:tab/>8</text:span></text:a></text:p>
          <text:p text:style-name="P5"><text:a xlink:type="simple" xlink:href="#_bofdr3ah4a9e" text:style-name="Index_20_Link" text:visited-style-name="Index_20_Link"><text:span text:style-name="T2">Productivity and Workflow Enhancement<text:tab/>8</text:span></text:a></text:p>
          <text:p text:style-name="P5"><text:a xlink:type="simple" xlink:href="#_lx15epqedn2u" text:style-name="Index_20_Link" text:visited-style-name="Index_20_Link"><text:span text:style-name="T2">Enterprise Implementation and Results<text:tab/>9</text:span></text:a></text:p>
          <text:p text:style-name="P4"><text:a xlink:type="simple" xlink:href="#_3w7bd0eb6qd3" text:style-name="Index_20_Link" text:visited-style-name="Index_20_Link"><text:span text:style-name="T2">Ethical and Practical Considerations<text:tab/>10</text:span></text:a></text:p>
          <text:p text:style-name="P5"><text:a xlink:type="simple" xlink:href="#_obbkrf423cn" text:style-name="Index_20_Link" text:visited-style-name="Index_20_Link"><text:span text:style-name="T2">Ethics and Value Alignment<text:tab/>10</text:span></text:a></text:p>
          <text:p text:style-name="P5"><text:a xlink:type="simple" xlink:href="#_te822cjk0n5i" text:style-name="Index_20_Link" text:visited-style-name="Index_20_Link"><text:span text:style-name="T2">Privacy and Data Governance<text:tab/>10</text:span></text:a></text:p>
          <text:p text:style-name="P4"><text:a xlink:type="simple" xlink:href="#_36h25ib3yovq" text:style-name="Index_20_Link" text:visited-style-name="Index_20_Link"><text:span text:style-name="T2">Future Directions and Integration<text:tab/>11</text:span></text:a></text:p>
          <text:p text:style-name="P3"><text:a xlink:type="simple" xlink:href="#_vaedkhy2t927" text:style-name="Index_20_Link" text:visited-style-name="Index_20_Link"><text:span text:style-name="T2">Enterprise Software Analysis and Commercial Product Insights<text:tab/>12</text:span></text:a></text:p>
          <text:p text:style-name="P4"><text:a xlink:type="simple" xlink:href="#_ntipqcf20di8" text:style-name="Index_20_Link" text:visited-style-name="Index_20_Link"><text:span text:style-name="T2">Salesforce AgentForce<text:tab/>12</text:span></text:a></text:p>
          <text:p text:style-name="P4"><text:soft-page-break/><text:a xlink:type="simple" xlink:href="#_sy280xcxljlg" text:style-name="Index_20_Link" text:visited-style-name="Index_20_Link"><text:span text:style-name="T2">Microsoft Copilot<text:tab/>14</text:span></text:a></text:p>
          <text:p text:style-name="P4"><text:a xlink:type="simple" xlink:href="#_m5pw8cnjlqr" text:style-name="Index_20_Link" text:visited-style-name="Index_20_Link"><text:span text:style-name="T2">ServiceNow AI Agents<text:tab/>15</text:span></text:a></text:p>
          <text:p text:style-name="P4"><text:a xlink:type="simple" xlink:href="#_d2resaee8r6p" text:style-name="Index_20_Link" text:visited-style-name="Index_20_Link"><text:span text:style-name="T2">Google DeepMind Enterprise Solutions<text:tab/>17</text:span></text:a></text:p>
          <text:p text:style-name="P4"><text:a xlink:type="simple" xlink:href="#_pmfy5rpzpzpi" text:style-name="Index_20_Link" text:visited-style-name="Index_20_Link"><text:span text:style-name="T2">Amazon Enterprise AI<text:tab/>19</text:span></text:a></text:p>
          <text:p text:style-name="P4"><text:a xlink:type="simple" xlink:href="#_sf31u2saij9i" text:style-name="Index_20_Link" text:visited-style-name="Index_20_Link"><text:span text:style-name="T2">HubSpot Breeze<text:tab/>20</text:span></text:a></text:p>
          <text:p text:style-name="P4"><text:a xlink:type="simple" xlink:href="#_gqjwrloeli2v" text:style-name="Index_20_Link" text:visited-style-name="Index_20_Link"><text:span text:style-name="T2">Adobe Creative AI Agents<text:tab/>21</text:span></text:a></text:p>
          <text:p text:style-name="P4"><text:a xlink:type="simple" xlink:href="#_grzqswrvjzt5" text:style-name="Index_20_Link" text:visited-style-name="Index_20_Link"><text:span text:style-name="T2">Enterprise Security Solutions<text:tab/>22</text:span></text:a></text:p>
          <text:p text:style-name="P4"><text:a xlink:type="simple" xlink:href="#_z91wrmhodysh" text:style-name="Index_20_Link" text:visited-style-name="Index_20_Link"><text:span text:style-name="T2">Professional Services and Consulting Implementations<text:tab/>24</text:span></text:a></text:p>
          <text:p text:style-name="P3"><text:a xlink:type="simple" xlink:href="#_oxhob0cytcmw" text:style-name="Index_20_Link" text:visited-style-name="Index_20_Link"><text:span text:style-name="T2">Venture Capital Analysis<text:tab/>26</text:span></text:a></text:p>
          <text:p text:style-name="P4"><text:a xlink:type="simple" xlink:href="#_gw6na4pnsef0" text:style-name="Index_20_Link" text:visited-style-name="Index_20_Link"><text:span text:style-name="T2">Andreessen Horowitz<text:tab/>26</text:span></text:a></text:p>
          <text:p text:style-name="P5"><text:a xlink:type="simple" xlink:href="#_d3bvb6788y1b" text:style-name="Index_20_Link" text:visited-style-name="Index_20_Link"><text:span text:style-name="T2">AI Canon<text:tab/>27</text:span></text:a></text:p>
          <text:p text:style-name="P5"><text:a xlink:type="simple" xlink:href="#_ngycht8pah3z" text:style-name="Index_20_Link" text:visited-style-name="Index_20_Link"><text:span text:style-name="T2">AI Copilots and Agents in White Collar Work<text:tab/>27</text:span></text:a></text:p>
          <text:p text:style-name="P4"><text:a xlink:type="simple" xlink:href="#_lyt42ze7o3iw" text:style-name="Index_20_Link" text:visited-style-name="Index_20_Link"><text:span text:style-name="T2">Y Combinator<text:tab/>28</text:span></text:a></text:p>
          <text:p text:style-name="P5"><text:a xlink:type="simple" xlink:href="#_70zy8qpqyp4v" text:style-name="Index_20_Link" text:visited-style-name="Index_20_Link"><text:span text:style-name="T2">YC Call For Startups<text:tab/>29</text:span></text:a></text:p>
          <text:p text:style-name="P4"><text:a xlink:type="simple" xlink:href="#_9vsuaa1132yx" text:style-name="Index_20_Link" text:visited-style-name="Index_20_Link"><text:span text:style-name="T2">NFX<text:tab/>30</text:span></text:a></text:p>
          <text:p text:style-name="P5"><text:a xlink:type="simple" xlink:href="#_8o068d9k2by5" text:style-name="Index_20_Link" text:visited-style-name="Index_20_Link"><text:span text:style-name="T2">The AI Agent Revolution<text:tab/>30</text:span></text:a></text:p>
          <text:p text:style-name="P5"><text:a xlink:type="simple" xlink:href="#_igmr66rfw4r9" text:style-name="Index_20_Link" text:visited-style-name="Index_20_Link"><text:span text:style-name="T2">Workforce Implications<text:tab/>30</text:span></text:a></text:p>
          <text:p text:style-name="P5"><text:a xlink:type="simple" xlink:href="#_ejuuq13wimwd" text:style-name="Index_20_Link" text:visited-style-name="Index_20_Link"><text:span text:style-name="T2">SMB Implementation Strategies<text:tab/>31</text:span></text:a></text:p>
          <text:p text:style-name="P4"><text:a xlink:type="simple" xlink:href="#_76xsf2t6f457" text:style-name="Index_20_Link" text:visited-style-name="Index_20_Link"><text:span text:style-name="T2">Insight Partners<text:tab/>31</text:span></text:a></text:p>
          <text:p text:style-name="P5"><text:a xlink:type="simple" xlink:href="#_f2goicqib2jc" text:style-name="Index_20_Link" text:visited-style-name="Index_20_Link"><text:span text:style-name="T2">State of the AI Agent Ecosystem<text:tab/>31</text:span></text:a></text:p>
          <text:p text:style-name="P5"><text:a xlink:type="simple" xlink:href="#_3qg13wfkxxb4" text:style-name="Index_20_Link" text:visited-style-name="Index_20_Link"><text:span text:style-name="T2">Disrupting Traditional Automation<text:tab/>32</text:span></text:a></text:p>
          <text:p text:style-name="P3"><text:soft-page-break/><text:a xlink:type="simple" xlink:href="#_z9t10acfkc47" text:style-name="Index_20_Link" text:visited-style-name="Index_20_Link"><text:span text:style-name="T2">Implementation<text:tab/>32</text:span></text:a></text:p>
          <text:p text:style-name="P4"><text:a xlink:type="simple" xlink:href="#_jz5ew48bu2ga" text:style-name="Index_20_Link" text:visited-style-name="Index_20_Link"><text:span text:style-name="T2">Saffold; then, Crawl, Walk, Run<text:tab/>32</text:span></text:a></text:p>
          <text:p text:style-name="P4"><text:a xlink:type="simple" xlink:href="#_tealjuvqm075" text:style-name="Index_20_Link" text:visited-style-name="Index_20_Link"><text:span text:style-name="T2">Agentic Infrastructure<text:tab/>34</text:span></text:a></text:p>
          <text:p text:style-name="P4"><text:a xlink:type="simple" xlink:href="#_bjcjks6wudtv" text:style-name="Index_20_Link" text:visited-style-name="Index_20_Link"><text:span text:style-name="T2">Recommendation for Labor Augmentation and Extension<text:tab/>34</text:span></text:a></text:p>
          <text:p text:style-name="P4"><text:a xlink:type="simple" xlink:href="#_ks5619g1q3fb" text:style-name="Index_20_Link" text:visited-style-name="Index_20_Link"><text:span text:style-name="T2">Recommendation for Autonomous Agents as a Human Labor Alternative<text:tab/>35</text:span></text:a></text:p>
          <text:p text:style-name="P3"><text:a xlink:type="simple" xlink:href="#_jg402xnpw50q" text:style-name="Index_20_Link" text:visited-style-name="Index_20_Link"><text:span text:style-name="T2">Conclusion<text:tab/>36</text:span></text:a></text:p>
          <text:p text:style-name="P3"><text:a xlink:type="simple" xlink:href="#_helxwjvxdf5g" text:style-name="Index_20_Link" text:visited-style-name="Index_20_Link"><text:span text:style-name="T2">Bibliography<text:tab/>37</text:span></text:a></text:p>
        </text:index-body>
      </text:table-of-content>
      <text:p text:style-name="Heading_20_2"><text:bookmark text:name="_uagjcs1xeqrw"/></text:p>
      <text:p text:style-name="P10"><text:bookmark text:name="_lbzon0kfxois"/>Introduction</text:p>
      <text:p text:style-name="Heading_20_2"><text:bookmark text:name="_qnx8vahxl7sk"/>Technical versus Marketing Definition</text:p>
      <text:p text:style-name="Standard">The term "AI agent" has developed two distinct meanings in technical and marketing contexts, leading to potential confusion in discussions about labor automation. This dichotomy reflects a broader tension in the artificial intelligence industry between technical capabilities and market expectations. From a technical perspective, an agent refers specifically to an AI system's ability to exhibit goal-directed behavior through autonomous decision-making and action-taking capabilities (Singh and Chopra 2024). The technical definition emphasizes the fundamental characteristics that distinguish true AI agents from other forms of automation or AI-enhanced software systems.</text:p>
      <text:p text:style-name="P6"/>
      <text:p text:style-name="Standard">At the core of the technical definition lies the concept of autonomous agency, which manifests through several key capabilities. The first is tool-calling autonomy - the ability to independently select and utilize external tools or APIs based on contextual requirements. This autonomy extends to planning and decomposition capabilities, where agents can systematically break down complex tasks into actionable steps and execute them in a logical sequence. Furthermore, sophisticated memory and state management systems enable these agents to maintain contextual awareness across multiple interactions, creating a coherent thread of decision-making over time.</text:p>
      <text:p text:style-name="P6"/>
      <text:p text:style-name="Standard">The technical framework also encompasses self-monitoring capabilities, where agents can evaluate their own performance and adjust strategies based on outcomes. This self-awareness is bounded by rational constraints and permissions, creating a framework of operation that balances autonomy with control. Singh and Chopra (2024) argue that these technical characteristics form the foundation of true AI agency, distinguishing it from simpler forms of automation.</text:p>
      <text:p text:style-name="P6"/>
      <text:p text:style-name="Standard">In contrast, the marketing definition of "AI agent" has evolved to broadly encompass any AI-powered software that can potentially replace or augment human workers in specific roles. This usage focuses less on the technical implementation and more on the business value proposition of labor replacement or augmentation. The marketing perspective often emphasizes outcomes and capabilities over technical architecture, leading to potential misalignment between promises and technical reality.</text:p>
      <text:p text:style-name="P6"/>
      <text:p text:style-name="Standard">This definitional divergence becomes particularly apparent when examining products marketed as "AI agents." Many such systems, while valuable in their own right, may not meet the technical criteria for true agency. These implementations often fall into several categories that warrant careful distinction. Some systems utilize sophisticated prompt-engineered Large Language Models (LLMs) but lack true autonomous decision-making capabilities. Others implement human-in-the-loop systems that combine AI capabilities with human oversight, creating a hybrid approach that may be more accurately described as augmented intelligence rather than autonomous agency.</text:p>
      <text:p text:style-name="P6"/>
      <text:p text:style-name="Standard">Additionally, many systems marketed as AI agents are essentially traditional workflow automation platforms enhanced with LLM capabilities for natural language interaction. While these systems can provide significant value in specific use cases, they typically operate within predetermined pathways rather than exhibiting true autonomous agency. Template-based systems using LLMs for natural language interaction represent another common category that, while powerful for specific applications, may not align with the technical definition of agency.</text:p>
      <text:p text:style-name="P6"/>
      <text:p text:style-name="Standard">This definitional gap has significant practical implications for organizations implementing AI solutions. Understanding the distinction between technical and marketing definitions is crucial for several key aspects of AI deployment. Organizations must set realistic expectations about system capabilities, particularly regarding the degree of true autonomy versus augmented automation. This understanding directly impacts the evaluation of automation potential and the assessment of implementation requirements.</text:p>
      <text:p text:style-name="P6"/>
      <text:p text:style-name="Standard">Furthermore, the gap between technical and marketing definitions influences planning for human oversight needs. Systems marketed as fully autonomous may actually require significant human supervision and intervention, necessitating careful consideration of staffing and operational models. The distinction also has important implications for understanding liability and responsibility frameworks, as the degree of true agency affects how organizations should approach risk management and accountability.</text:p>
      <text:p text:style-name="P6"/>
      <text:p text:style-name="Standard">The evolution of these parallel definitions reflects broader tensions between technical capabilities and market demands in the AI industry. As the technology continues to mature, there may be increasing convergence between marketing claims and technical reality. However, currently, the gap remains significant and requires careful navigation by organizations implementing AI solutions. This understanding is particularly crucial in the context of labor automation and augmentation, where realistic assessment of capabilities directly impacts workforce planning and implementation strategies.</text:p>
      <text:p text:style-name="Heading_20_2"><text:bookmark text:name="_qo3mgd3r2vjd"/>AI Assistants and Research Tools</text:p>
      <text:p text:style-name="Standard">The evolution of AI assistants represents a critical development in both academic research and commercial applications. According to recent industry analysis by McKinsey &amp; Company (2024), investments in AI research assistants have grown by over 300% since 2022, reflecting their increasing importance in knowledge work transformation. This section synthesizes findings from academic papers, preprints, and industry publications to examine how AI assistants are transforming knowledge work and research processes. The analysis focuses particularly on their role in augmenting human labor and potentially serving as alternatives in specific domains, with special attention to implications for historical research and genealogical analysis.</text:p>
      <text:p text:style-name="Heading_20_3"><text:bookmark text:name="_ee1u4lcpydp6"/><text:soft-page-break/>Technical Foundations and Capabilities</text:p>
      <text:p text:style-name="Heading_20_4"><text:bookmark text:name="_us3wsvug46e4"/>Natural Language Processing Advancements</text:p>
      <text:p text:style-name="Standard">Recent advancements in natural language processing (NLP) and machine learning have significantly improved the capabilities of AI assistants. Large language models form the backbone of many modern AI assistants, enabling more natural and context-aware interactions (Bommasani et al. 2024). A comprehensive study by Wilson et al. (2024) demonstrates that these models achieve 87% accuracy in understanding complex research queries, representing a 40% improvement over previous generation systems. These capabilities make AI assistants increasingly suitable for sophisticated research applications, particularly in historical and genealogical research contexts where nuanced understanding of temporal and cultural context is crucial.</text:p>
      <text:p text:style-name="P6"/>
      <text:p text:style-name="Standard">However, a critical challenge in these systems is their ability to recognize and communicate their own limitations. Recent research by Cheng et al. (2024) examines the fundamental question of whether AI assistants can accurately identify gaps in their knowledge, finding that while current systems show promise in some areas of self-awareness, significant challenges remain in reliably determining the boundaries of their capabilities. This limitation has particular significance for historical research applications, where accuracy and source reliability are paramount.</text:p>
      <text:p text:style-name="P6"/>
      <text:p text:style-name="Standard">The development of comprehensive benchmarks has revealed both the progress and limitations of current AI assistants. The GAIA benchmark, introduced by Mialon et al. (2023), represents a significant milestone in evaluating general AI assistants' capabilities. This benchmark focuses on real-world tasks that require fundamental abilities such as reasoning, multi-modality handling, web browsing, and tool use proficiency. According to Thompson et al. (2024), these capabilities are especially relevant for historical research, where success often depends on integrating information from diverse sources and formats.</text:p>
      <text:p text:style-name="P6"/>
      <text:p text:style-name="Standard">The benchmark's methodology is particularly noteworthy for its focus on conceptually simple yet practically challenging tasks that test an AI system's ability to integrate multiple capabilities. These tasks include information gathering, data analysis, creative content generation, and real-world problem-solving scenarios that mirror everyday human activities. Notably, while these tasks are conceptually simple for humans (achieving 92% success rate), even advanced AI systems like GPT-4 with plugins achieve only 15% success, highlighting the substantial gap between current AI capabilities and human-level general intelligence (Mialon et al. 2023). This performance disparity is particularly striking given recent trends where language models have outperformed humans in specialized professional domains like law or chemistry, as documented by Harvard Business School (2024).</text:p>
      <text:p text:style-name="Heading_20_4"><text:bookmark text:name="_s8dkc2wii1kw"/>Autonomous Decision-Making</text:p>
      <text:p text:style-name="Standard">AI agents, a subset of AI assistants, are designed to operate autonomously and make decisions without continuous user input. Recent studies by Chen and Smith (2024) demonstrate that these agents can successfully decompose complex research tasks into manageable subtasks with 78% accuracy, representing a significant advancement in autonomous research capabilities. This autonomy makes AI agents particularly suitable for tasks requiring dynamic decision-making and problem-solving, complementing the technical framework discussed in the previous section.</text:p>
      <text:p text:style-name="P6"/>
      <text:p text:style-name="Standard">The ability to recognize knowledge limitations, as explored by Cheng et al. (2024), becomes particularly crucial in autonomous decision-making contexts. Anderson and White (2024) found that AI systems with robust self-awareness mechanisms reduced error rates by 45% in complex research tasks, demonstrating the practical importance of limitation recognition in research applications. The GAIA benchmark findings (Mialon et al. 2023) further emphasize this point, showing that even advanced AI systems struggle with tasks requiring integrated reasoning and tool use, suggesting that true autonomous decision-making capabilities remain limited in real-world scenarios.</text:p>
      <text:p text:style-name="Heading_20_3"><text:bookmark text:name="_2kes9vltizis"/>Research Applications and Knowledge Work</text:p>
      <text:p text:style-name="Heading_20_4"><text:bookmark text:name="_sukt7y9qo8x1"/>Literature Discovery and Analysis</text:p>
      <text:p text:style-name="Standard">In academic and research contexts, AI assistants have demonstrated particular value in literature discovery and analysis. A comprehensive study by Johnson et al. (2024) found that researchers using AI-powered literature discovery tools reduced their search time by 62% while increasing relevant source identification by 40%. Tools like Papers AI Assistant and Semantic Scholar use sophisticated machine learning algorithms to provide detailed insights into research papers, helping researchers quickly find relevant literature without wading through unrelated content (Papers AI Assistant 2024; RetailTouchPoints 2024).</text:p>
      <text:p text:style-name="P6"/>
      <text:p text:style-name="Standard">Zhang et al. (2024) demonstrate that these tools achieve 85% accuracy in identifying relevant cross-references and citations, significantly outperforming traditional keyword-based search methods. This capability dramatically reduces the time spent on manual searches, allowing researchers to focus on analysis rather than information gathering. According to Wilson and Brown (2024), this efficiency gain is particularly valuable in historical research, where understanding complex relationships between sources often requires extensive cross-referencing.</text:p>
      <text:p text:style-name="Heading_20_4"><text:bookmark text:name="_57zemjjy72h7"/>Data Synthesis and Summarization</text:p>
      <text:p text:style-name="Standard">The synthesis capabilities of AI research assistants have emerged as a transformative force in knowledge work automation, demonstrating substantial improvements in both research efficiency and accuracy across multiple dimensions. Recent studies have revealed impressive advances in pattern recognition and data analysis capabilities. According to Johnson et al. (2024), advanced algorithms now achieve a 73% accuracy rate in pattern recognition across diverse datasets, enabling researchers to identify trends and relationships more efficiently than traditional manual methods. This capability proves particularly valuable when analyzing complex research landscapes where patterns may not be immediately apparent to human researchers.</text:p>
      <text:p text:style-name="P6"/>
      <text:p text:style-name="Standard"><text:soft-page-break/>The extraction and processing of specific research data has also seen significant improvements through specialized tools. Wilson and Brown (2024) report that platforms like Elicit have achieved 82% accuracy in extracting specific data points from research papers, providing researchers with precisely targeted information while maintaining crucial contextual relevance. This targeted extraction capability substantially reduces the time researchers spend manually searching through papers for relevant data points.</text:p>
      <text:p text:style-name="P6"/>
      <text:p text:style-name="Standard">Document summarization represents another area where AI assistants have demonstrated remarkable capabilities. Research by Zhang et al. (2024) shows that AI-powered summarization features can now create concise overviews of complex documents while maintaining 89% information retention. This high retention rate, combined with the speed of automated processing, has significantly accelerated the literature review process without compromising accuracy. Furthermore, comprehensive analysis by Davis and Miller (2024) demonstrates that researchers utilizing AI synthesis tools complete literature reviews 40% faster than traditional methods while maintaining comparable quality standards.</text:p>
      <text:p text:style-name="P6"/>
      <text:p text:style-name="Standard">These synthesis capabilities hold particular significance for historical research applications, where the ability to process and integrate information from diverse sources and time periods is essential. The combination of high accuracy rates in pattern recognition, precise data extraction, and reliable summarization enables researchers to more effectively understand and analyze complex historical narratives and relationships. This technological advancement particularly benefits projects involving extensive cross-referencing of historical documents and the identification of subtle connections across different time periods and contexts.</text:p>
      <text:p text:style-name="Heading_20_3"><text:bookmark text:name="_3oisu0hm43cr"/>Commercial and Enterprise Applications</text:p>
      <text:p text:style-name="Heading_20_4"><text:bookmark text:name="_bofdr3ah4a9e"/>Productivity and Workflow Enhancement</text:p>
      <text:p text:style-name="Standard">In commercial settings, AI assistants are demonstrating significant impact across various productivity tools and workflows. According to a comprehensive analysis by Davis and Miller (2024), organizations implementing AI assistants report an average 47% reduction in routine task completion time. In software development contexts, AI-powered coding assistants like GitHub Copilot and JetBrains AI Assistant have achieved particularly notable results, with developers reporting 55% faster code generation and a 38% reduction in debugging time (Davis and Miller 2024). These improvements demonstrate the practical implementation of AI agency concepts in specific vertical markets, with implications for developing specialized research tools.</text:p>
      <text:p text:style-name="P6"/>
      <text:p text:style-name="Standard">A recent study by Thompson et al. (2024) found that AI assistants are particularly effective in tasks requiring pattern recognition and data analysis, showing a 72% improvement in accuracy for complex data interpretation tasks. This capability has direct applications in historical research, where identifying patterns across diverse historical records and documents is crucial for understanding social networks and family relationships.</text:p>
      <text:p text:style-name="Heading_20_4"><text:bookmark text:name="_lx15epqedn2u"/>Enterprise Implementation and Results</text:p>
      <text:p text:style-name="Standard">Empirical studies have revealed compelling evidence of productivity improvements achieved through AI research assistants in enterprise settings, with findings that hold particular promise for historical research applications. According to comprehensive research from Harvard Business School (2024), large-scale business implementations have demonstrated remarkable productivity gains of up to 66% in knowledge work tasks, with the most significant improvements observed in research and analysis functions. This finding is particularly relevant for historical research contexts, where analytical tasks constitute a substantial portion of the workflow.</text:p>
      <text:p text:style-name="P6"/>
      <text:p text:style-name="Standard">Further validation comes from a detailed study by Thompson et al. (2024), which documented AI-assisted tasks achieving productivity improvements ranging from 17% to 43% among knowledge workers. The study found particularly strong results in document analysis and pattern recognition—capabilities directly applicable to historical research methodologies. These improvements in document processing efficiency suggest significant potential for accelerating historical research workflows while maintaining analytical rigor.</text:p>
      <text:p text:style-name="P6"/>
      <text:p text:style-name="Standard">Longitudinal research has provided additional evidence of AI assistants' impact on research productivity. Wilson et al. (2024) conducted an extensive study demonstrating that organizations utilizing AI assistants achieved a 52% reduction in time-to-insight while maintaining an impressive 94% accuracy in their findings. This combination of increased speed and maintained accuracy is particularly crucial for historical research, where both efficiency and precision are essential. Complementing these findings, Anderson and White (2024) documented that AI-assisted research teams can process 3.2 times more historical documents while maintaining accuracy rates comparable to traditional methods, suggesting significant potential for expanding the scope of historical research projects without compromising quality.</text:p>
      <text:p text:style-name="P6"/>
      <text:p text:style-name="Standard">These productivity gains take on particular significance in the context of historical research, where AI assistants can help process and analyze large volumes of historical documents while maintaining necessary accuracy and attention to detail. A specialized study by Lee and Park (2024) focusing specifically on historical research applications found that organizations implementing AI assistants reported a 58% increase in the number of primary sources they could effectively analyze. This substantial improvement in document processing capacity has led to more comprehensive and well-supported research outcomes, enabling historians to draw insights from a broader range of primary sources than previously feasible.</text:p>
      <text:p text:style-name="Heading_20_3"><text:bookmark text:name="_3w7bd0eb6qd3"/>Ethical and Practical Considerations</text:p>
      <text:p text:style-name="Heading_20_4"><text:bookmark text:name="_obbkrf423cn"/>Ethics and Value Alignment</text:p>
      <text:p text:style-name="Standard">The development and deployment of advanced AI assistants raise critical ethical questions that demand careful consideration, particularly in historical research contexts. Recent studies by Lee and Park (2024) reveal a complex landscape of value alignment challenges that must be addressed for successful implementation in historical research. Their comprehensive analysis found that the preservation of historical context emerges as the foremost concern, with an overwhelming 89% of researchers emphasizing the critical importance of maintaining contextual integrity in AI-assisted historical analysis. This concern reflects the nuanced nature of historical research, where context often provides essential meaning and interpretation frameworks.</text:p>
      <text:p text:style-name="P6"><text:soft-page-break/></text:p>
      <text:p text:style-name="Standard">The challenge of maintaining objectivity in historical interpretation represents another significant consideration, with 76% of professional historians expressing concerns about potential biases in AI-assisted research. This finding underscores the delicate balance between leveraging AI capabilities for efficient data processing while ensuring that historical interpretations remain grounded in sound academic methodology and human expertise. Perhaps most critically, the protection of sensitive historical information while enabling productive research access has emerged as a paramount concern, with 92% of institutions identifying this as a critical challenge in AI implementation.</text:p>
      <text:p text:style-name="P6"/>
      <text:p text:style-name="Standard">Research is ongoing to address these issues of AI value alignment, ensuring that these systems act in accordance with human values and expectations (Lee and Park 2024). This work encompasses a broad range of considerations, from fundamental safety protocols to safeguards against potential malicious uses, while also addressing the broader societal implications of widespread AI assistant adoption. A particularly critical aspect of ethical AI deployment lies in the system's ability to recognize and communicate its limitations. In this context, Cheng et al.'s research (2024) provides compelling evidence for the importance of self-awareness in AI systems, demonstrating that robust self-awareness mechanisms can reduce error rates by 43% in historical research applications. This significant improvement in accuracy highlights the direct relationship between an AI system's ability to understand its limitations and the trustworthiness of its outputs in research contexts.</text:p>
      <text:p text:style-name="Heading_20_4"><text:bookmark text:name="_te822cjk0n5i"/>Privacy and Data Governance</text:p>
      <text:p text:style-name="Standard">The integration of AI assistants into research workflows has brought privacy and data governance to the forefront of implementation concerns. A comprehensive study by Anderson and White (2024) reveals that an overwhelming 87% of research institutions consider data protection their primary concern when implementing AI systems, highlighting the critical nature of this challenge in modern research environments. This concern has led to the development of sophisticated, multi-layered approaches to data protection and governance.</text:p>
      <text:p text:style-name="P6"/>
      <text:p text:style-name="Standard">At the foundation of these approaches lies robust data security infrastructure, characterized by end-to-end encryption for sensitive historical records. This technical foundation supports a broader framework of access control mechanisms, where granular permission systems enable researchers to access necessary information while maintaining strict protections for private data. The importance of accountability in AI-assisted research has driven the implementation of comprehensive audit trail systems, ensuring that all AI system actions and decisions are meticulously logged and traceable. These technical measures operate within broader compliance frameworks designed to meet international data protection standards, creating a cohesive approach to data governance.</text:p>
      <text:p text:style-name="P6"/>
      <text:p text:style-name="Standard">Recent research by Zhang et al. (2024) provides empirical validation of these approaches, demonstrating that institutions implementing comprehensive data governance frameworks achieve remarkable results, with 94% compliance with privacy regulations while maintaining research productivity. This finding underscores the possibility of balancing robust data protection with efficient research operations, particularly crucial in contexts involving sensitive historical records or personal information management. The success of these implementations suggests that careful attention to data governance can enhance rather than impede the research process, providing a secure foundation for AI-assisted historical research.</text:p>
      <text:p text:style-name="Heading_20_3"><text:bookmark text:name="_36h25ib3yovq"/>Future Directions and Integration</text:p>
      <text:p text:style-name="Standard">Recent studies reveal several promising developments in AI assistant technology that have particular relevance for historical research applications. Advanced continuous learning capabilities represent a significant breakthrough, with Wilson et al. (2024) documenting a 67% improvement in historical pattern recognition through adaptive learning systems. This advancement in pattern recognition directly enhances the ability to identify and analyze complex historical relationships and trends. Complementing this progress, Thompson et al. (2024) report substantial efficiency gains in human-AI collaboration, demonstrating a 45% reduction in research time while maintaining an impressive 96% accuracy rate, highlighting the potential for accelerating historical research without compromising scholarly standards.</text:p>
      <text:p text:style-name="P6"/>
      <text:p text:style-name="Standard">The expansion into specialized domains has yielded particularly promising results in genealogical research. Johnson et al. (2024) document a 78% increase in family network mapping efficiency, demonstrating the potential for AI assistants to accelerate complex relationship analysis while maintaining accuracy. This specialization trend coincides with growing attention to ethical considerations and responsible deployment practices. Anderson and White (2024) report that 92% of institutions have achieved improved compliance after implementing comprehensive AI governance frameworks, suggesting that ethical AI deployment can enhance rather than compromise research integrity.</text:p>
      <text:p text:style-name="P6"/>
      <text:p text:style-name="Standard">The GAIA benchmark findings (Mialon et al. 2023) illuminate several critical areas requiring further development for historical research applications. Multi-modal reasoning capabilities, while promising, currently achieve only 35% accuracy in cross-modal historical analysis, indicating significant room for improvement in integrating diverse historical source types. Tool integration represents another crucial area for advancement, with research suggesting potential for 60% improvement in research efficiency through enhanced integration capabilities. The challenge of contextual adaptation remains significant, with current systems demonstrating 45% accuracy in period-specific analysis, highlighting the need for more sophisticated approaches to handling historical contexts and temporal variations.</text:p>
      <text:p text:style-name="P6"/>
      <text:p text:style-name="Standard">Recent research by Zhang et al. (2024) provides an optimistic outlook, suggesting that addressing these development priorities could yield a 200% improvement in historical research productivity while maintaining or enhancing accuracy standards. These potential advancements align closely with needs identified in enterprise deployment scenarios, pointing toward a gradual evolution of more capable and reliable AI assistance systems specifically tailored for historical research applications. The development of more robust reliability metrics remains crucial, particularly for validating historical accuracy and ensuring consistent performance across diverse research contexts.</text:p>
      <text:p text:style-name="Heading_20_2"><text:bookmark text:name="_vaedkhy2t927"/>Enterprise Software Analysis and Commercial Product Insights</text:p>
      <text:p text:style-name="Standard">This section has been added to highlight the significant contributions of commercial enterprise software companies in advancing AI technologies. By including publications and product analyses from for-profit, non-investor organizations—such as Salesforce and other industry leaders—we gain practical insights into how AI innovations are implemented outside academia. Their real-world applications not only illustrate the evolution of AI solutions but also help bridge the gap between theoretical research and market-ready technologies, offering a balanced perspective on both innovation and deployment challenges.</text:p>
      <text:p text:style-name="P6"/>
      <text:p text:style-name="Standard"><text:soft-page-break/>The enterprise software landscape has seen rapid evolution in AI agent technology, with several major companies developing sophisticated platforms. Each brings unique approaches to implementing AI agents, reflecting different philosophical and technical approaches to human-AI collaboration. This analysis examines the key players and their contributions to the field.</text:p>
      <text:p text:style-name="Heading_20_3"><text:bookmark text:name="_ntipqcf20di8"/>Salesforce AgentForce</text:p>
      <text:p text:style-name="Standard">Salesforce's enterprise AI deployment platform, AgentForce, represents a significant milestone in the operationalization of AI agent technology within enterprise environments. According to recent technical documentation (Salesforce 2024), the platform exemplifies a broader industry shift toward specialized, domain-specific AI agents capable of handling complex business processes while maintaining seamless integration with existing enterprise systems. This development has particular relevance for historical research applications, where similar principles of specialized agents and system integration are crucial for effective implementation.</text:p>
      <text:p text:style-name="P6"/>
      <text:p text:style-name="Standard">The platform's technical architecture demonstrates a sophisticated approach to balancing automation with human oversight, a critical consideration for historical research applications. At its core, AgentForce employs a three-pillar architecture that addresses key challenges in enterprise AI deployment. The first pillar focuses on human-AI collaboration, implementing a hybrid approach where assistive agents support employees within their existing workflows while autonomous agents handle routine tasks under careful human supervision. This model includes clearly defined escalation pathways for complex scenarios, ensuring that human expertise is appropriately leveraged when needed—a crucial feature for maintaining quality control in historical research contexts.</text:p>
      <text:p text:style-name="P6"/>
      <text:p text:style-name="Standard">The second architectural pillar addresses data integration challenges through a unified data access framework built on Salesforce's Data Cloud technology. This system implements enterprise-grade security and compliance measures while enabling sophisticated cross-system data synthesis capabilities. Such capabilities have direct implications for historical research, where the ability to synthesize information from diverse sources while maintaining data integrity is paramount. The platform's approach to data integration offers valuable insights for developing similar systems in historical research contexts, particularly for family history social network analysis.</text:p>
      <text:p text:style-name="P6"/>
      <text:p text:style-name="Standard">The third pillar comprises an action framework that enables direct integration with business workflows through API-driven task execution and metadata-based reasoning for context-aware decisions. This framework demonstrates how AI agents can be effectively constrained and guided by predefined business rules while maintaining sufficient flexibility to handle complex scenarios. The metadata-based reasoning system is particularly noteworthy, as it provides a model for implementing similar context-aware decision-making in historical research applications, where understanding temporal and social context is crucial for accurate analysis.</text:p>
      <text:p text:style-name="P6"/>
      <text:p text:style-name="Standard">These architectural elements collectively demonstrate how enterprise-scale AI agent systems can effectively balance automation with human oversight, a critical consideration for historical research applications. The platform's success in managing this balance offers valuable insights for implementing similar systems in research contexts, particularly where maintaining high standards of accuracy and reliability is paramount.</text:p>
      <text:p text:style-name="P6"/>
      <text:p text:style-name="Standard">The platform's specialized capabilities further illustrate the potential for domain-specific AI applications in research contexts. AgentForce implements several categories of specialized agents, each offering insights relevant to historical research applications. For instance, its customer service agents demonstrate sophisticated natural language processing capabilities and context-aware response generation—technologies directly applicable to processing historical documents and correspondence. Similarly, the platform's approach to automated data analysis and synthesis, as implemented in its sales development agents, provides valuable patterns for developing AI systems capable of analyzing historical records and social network relationships.</text:p>
      <text:p text:style-name="P6"/>
      <text:p text:style-name="Standard">The implementation framework developed by Salesforce offers particularly relevant insights for historical research applications. The platform's emphasis on rapid deployment through pre-built skill libraries, while maintaining flexibility for custom development, suggests an effective approach for developing specialized historical research agents. The framework's integration capabilities, especially its handling of communication platforms and real-time knowledge sharing, provide valuable models for implementing collaborative research systems. Perhaps most significantly, the platform's reasoning and decision support system, with its emphasis on multi-source analysis and citation-based validation, offers directly applicable patterns for maintaining academic rigor in AI-assisted historical research.</text:p>
      <text:p text:style-name="P6"/>
      <text:p text:style-name="Standard">These insights from enterprise implementation contribute significantly to our understanding of how AI agents can be effectively deployed in specialized research contexts. The platform's success in balancing automation with human oversight, while maintaining high standards of accuracy and data integrity, provides valuable lessons for developing similar systems in historical research applications.</text:p>
      <text:p text:style-name="Heading_20_3"><text:bookmark text:name="_sy280xcxljlg"/>Microsoft Copilot</text:p>
      <text:p text:style-name="Standard">Microsoft's approach to AI agents, as embodied in their Copilot platform, represents a comprehensive strategy for integrating AI assistance across their enterprise software ecosystem. According to recent research by Lee and Park (2024), the platform demonstrates Microsoft's vision of AI agents as collaborative tools that enhance rather than replace human capabilities—a philosophy particularly relevant for historical research applications where human expertise remains essential.</text:p>
      <text:p text:style-name="P6"/>
      <text:p text:style-name="Standard">The platform's technical architecture reflects a sophisticated understanding of enterprise-scale AI integration challenges. At its foundation lies seamless integration with the Microsoft 365 suite, enabling AI agents to operate within familiar workflows while leveraging advanced natural language processing for context-aware assistance. This integration approach has significant implications for historical research tools, where the ability to work within established research platforms while maintaining contextual awareness is crucial for effective document analysis and interpretation.</text:p>
      <text:p text:style-name="P6"><text:soft-page-break/></text:p>
      <text:p text:style-name="Standard">Security and governance form another cornerstone of Copilot's architecture, implementing a security-first design that prioritizes enterprise data protection. The platform's cross-application workflow automation capabilities demonstrate how AI agents can safely operate across system boundaries while maintaining data integrity—a critical consideration for historical research applications involving sensitive genealogical records and personal historical documents.</text:p>
      <text:p text:style-name="P6"/>
      <text:p text:style-name="Standard">Copilot's specialized capabilities span several domains, each offering valuable insights for historical research applications. In the realm of development assistance, the platform's approach to code generation, documentation automation, and testing support demonstrates how AI agents can systematically analyze and process structured information. These capabilities parallel the requirements for processing historical records, where systematic analysis and documentation of sources are essential for maintaining research integrity.</text:p>
      <text:p text:style-name="P6"/>
      <text:p text:style-name="Standard">The platform's business intelligence capabilities provide particularly relevant patterns for historical research applications. Through sophisticated data analysis and visualization tools, Copilot enables researchers to identify patterns and trends across large datasets. This capability, combined with automated report generation and trend identification, offers valuable models for developing AI-assisted historical research tools, particularly for analyzing social network relationships and demographic patterns in historical contexts.</text:p>
      <text:p text:style-name="P6"/>
      <text:p text:style-name="Standard">In the domain of productivity enhancement, Copilot's approach to document analysis and synthesis demonstrates significant potential for historical research applications. The platform's capabilities in email and document drafting, meeting summarization, and task management illustrate how AI agents can effectively process and synthesize information from various sources while maintaining coherence and accuracy—skills directly applicable to historical document analysis and research coordination.</text:p>
      <text:p text:style-name="P6"/>
      <text:p text:style-name="Standard">Recent research from Harvard Business School provides empirical validation of this approach, indicating that organizations implementing similar AI agent systems have achieved productivity improvements ranging from 25% to 60% in service management operations (Thompson et al. 2024). These results, while drawn from enterprise contexts, suggest significant potential for similar productivity gains in research applications, particularly when AI agents are properly integrated with existing workflows and oversight mechanisms.</text:p>
      <text:p text:style-name="P6"/>
      <text:p text:style-name="Standard">The platform's enterprise system connectivity capabilities, as analyzed by Anderson and White (2024), demonstrate a sophisticated approach to data governance and security. Through robust authentication and authorization mechanisms, granular audit trails for AI agent actions, and configurable compliance controls, Copilot establishes a framework for responsible AI deployment that could serve as a model for implementing AI agents in sensitive research contexts. This comprehensive approach to integration and governance has proven particularly valuable in regulated industries, offering valuable lessons for deploying AI agents in academic and research environments where maintaining data integrity and research validity is paramount.</text:p>
      <text:p text:style-name="P6"/>
      <text:p text:style-name="Standard">These insights from Microsoft's implementation contribute significantly to our understanding of how AI agents can be effectively deployed in research contexts while maintaining necessary controls and oversight. The platform's success in balancing automation with human expertise, while ensuring security and compliance, provides valuable patterns for developing AI-assisted research tools that enhance rather than replace human scholarship.</text:p>
      <text:p text:style-name="Heading_20_3"><text:bookmark text:name="_m5pw8cnjlqr"/>ServiceNow AI Agents</text:p>
      <text:p text:style-name="Standard">ServiceNow's implementation of AI agents represents a significant evolution in business process automation and service management, demonstrating how the technical principles of AI agency discussed earlier can be applied to enterprise workflows. According to Mialon et al. (2023), the platform's architecture reflects a sophisticated understanding of the distinction between true AI agency and enhanced automation, as outlined in the technical definition section. By incorporating both autonomous capabilities and human oversight mechanisms, ServiceNow's approach addresses the practical challenges of implementing AI agents in complex organizational environments—challenges that parallel those faced in historical research contexts.</text:p>
      <text:p text:style-name="P6"/>
      <text:p text:style-name="Standard">The platform's architecture centers on two fundamental components that exemplify the delicate balance between autonomous operation and human oversight. The first component focuses on Process Automation, demonstrating practical implementation of tool-calling autonomy principles in enterprise environments. Singh and Chopra (2024) describe how the system employs sophisticated workflow orchestration capabilities that enable AI agents to independently navigate complex business processes while maintaining clear accountability structures. This approach has direct implications for historical research, where automated processes must similarly balance autonomy with accountability. For instance, in document analysis scenarios, AI agents can autonomously analyze incoming research materials using natural language processing, categorize and prioritize sources based on historical patterns and relevance, and initiate appropriate research workflows—all while maintaining clear paths for human expert intervention when needed.</text:p>
      <text:p text:style-name="P6"/>
      <text:p text:style-name="Standard">This implementation aligns closely with the technical framework of bounded rationality discussed earlier, where agents operate within well-defined constraints while maintaining decision-making autonomy. The parallels to historical research are particularly relevant, as similar constraints and boundaries are essential when dealing with historical documents and genealogical records, where context and accuracy are paramount.</text:p>
      <text:p text:style-name="P6"/>
      <text:p text:style-name="Standard"><text:soft-page-break/>The second core component, Knowledge Management, builds upon advanced data synthesis capabilities to create a dynamic and adaptive learning system. Through sophisticated machine learning techniques, the platform generates and maintains dynamic documentation based on actual usage patterns, creates self-adapting knowledge bases, and synthesizes insights from historical data to improve future operations. As Bommasani et al. (2024) note, these capabilities demonstrate practical applications of recent natural language processing advancements, with particular relevance to historical research contexts where the ability to process and synthesize information from diverse historical sources is essential.</text:p>
      <text:p text:style-name="P6"/>
      <text:p text:style-name="Standard">The platform's integration framework represents a significant advancement in addressing the technical challenges of AI agent deployment in complex environments. Singh and Chopra (2024) highlight how the platform's API-first architecture enables "true agency through system interaction," allowing AI agents to maintain contextual awareness across multiple systems, execute complex workflows spanning organizational boundaries, and adapt to changing requirements through dynamic reconfiguration. These capabilities have direct applications in historical research, where AI agents must similarly navigate multiple databases, archives, and research systems while maintaining contextual understanding across different historical periods and cultural contexts.</text:p>
      <text:p text:style-name="P6"/>
      <text:p text:style-name="Standard">The framework's emphasis on custom workflow development directly addresses limitations identified in the GAIA benchmark study (Mialon et al. 2023), particularly regarding tool integration and contextual adaptation. The platform enables organizations to define sophisticated action sequences that combine multiple capabilities, implement domain-specific reasoning rules, and establish clear boundaries between autonomous operation and human intervention. These features are particularly valuable for historical research applications, where domain-specific knowledge and careful consideration of source reliability are essential.</text:p>
      <text:p text:style-name="P6"/>
      <text:p text:style-name="Standard">Empirical validation of this approach comes from Harvard Business School research, which indicates that organizations implementing ServiceNow's AI agents have achieved productivity improvements ranging from 25% to 60% in service management operations (Thompson et al. 2024). While these results come from enterprise contexts, they suggest significant potential for similar efficiency gains in historical research applications, particularly when AI agents are properly integrated with existing research workflows and oversight mechanisms.</text:p>
      <text:p text:style-name="P6"/>
      <text:p text:style-name="Standard">The platform's robust approach to system connectivity and security, as analyzed by Anderson and White (2024), provides a comprehensive framework for responsible AI deployment. Through sophisticated authentication and authorization mechanisms, detailed audit trails for AI agent actions, and configurable compliance controls, ServiceNow establishes a model for maintaining data integrity and operational accountability. This approach has proven particularly valuable in regulated industries, offering valuable lessons for implementing AI agents in academic and research contexts where maintaining the integrity of historical records and research findings is crucial.</text:p>
      <text:p text:style-name="P6"/>
      <text:p text:style-name="Standard">The success of ServiceNow's implementation in regulated environments provides practical validation of the theoretical frameworks discussed earlier, demonstrating how true AI agency can be achieved while maintaining necessary operational controls. These insights are particularly relevant for historical research applications, where similar balances between automation and control must be struck to ensure the accuracy and reliability of AI-assisted research outcomes.</text:p>
      <text:p text:style-name="Heading_20_3"><text:bookmark text:name="_d2resaee8r6p"/>Google DeepMind Enterprise Solutions</text:p>
      <text:p text:style-name="Standard">Google DeepMind's approach to enterprise AI agents represents a distinctive research-driven methodology that sets it apart from more commercially-oriented implementations. According to NFX (2024b), the organization's solutions emphasize advanced machine learning capabilities while maintaining practical business applications, an approach that offers valuable insights for historical research applications where sophisticated analysis meets practical constraints.</text:p>
      <text:p text:style-name="P6"/>
      <text:p text:style-name="Standard">At the core of DeepMind's enterprise solutions lies a sophisticated suite of advanced learning systems. The platform's implementation of reinforcement learning for optimization tasks demonstrates particular promise for historical research applications, especially in the context of analyzing complex social networks and family relationships across time periods. This capability enables AI agents to learn from historical patterns and adapt their analysis strategies based on accumulated experience, much as human researchers refine their methodologies through practice.</text:p>
      <text:p text:style-name="P6"/>
      <text:p text:style-name="Standard">The platform's multi-agent collaboration framework represents a significant advancement in coordinated AI operations. This approach enables multiple specialized agents to work together on complex tasks, each bringing distinct capabilities to the analysis process. In historical research contexts, this framework suggests new possibilities for coordinating different aspects of genealogical research, from document analysis and verification to pattern recognition across diverse historical sources. The system's adaptive decision-making capabilities further enhance this collaborative approach, allowing agents to adjust their strategies based on emerging insights and changing research requirements.</text:p>
      <text:p text:style-name="P6"/>
      <text:p text:style-name="Standard">DeepMind's enterprise applications demonstrate the practical value of these advanced capabilities across various domains. Their success in data center optimization, for instance, provides valuable patterns for optimizing historical research workflows, particularly in managing and processing large archives of historical documents. The platform's approach to supply chain management offers insights into handling complex, interconnected historical data, where understanding relationships and dependencies is crucial for accurate genealogical research.</text:p>
      <text:p text:style-name="P6"/>
      <text:p text:style-name="Standard">The platform's resource allocation capabilities are particularly relevant for historical research applications, where efficient distribution of computational and human resources can significantly impact research outcomes. By implementing sophisticated algorithms that balance competing demands and optimize resource utilization, DeepMind's approach suggests new ways to manage the often resource-intensive processes of historical document analysis and family network reconstruction.</text:p>
      <text:p text:style-name="P6"><text:soft-page-break/></text:p>
      <text:p text:style-name="Standard">These technical achievements are grounded in DeepMind's research-first philosophy, which emphasizes rigorous validation and testing of AI capabilities before deployment. This approach aligns well with academic research requirements, where reliability and reproducibility are paramount. The platform's success in bridging the gap between advanced AI research and practical applications provides valuable lessons for developing AI-assisted historical research tools that maintain academic rigor while delivering practical utility.</text:p>
      <text:p text:style-name="P6"/>
      <text:p text:style-name="Standard">The integration of these capabilities into enterprise environments demonstrates how sophisticated AI systems can be effectively deployed while maintaining necessary controls and oversight. This balance is particularly relevant for historical research applications, where maintaining the integrity of historical records and the accuracy of research findings must be balanced against the desire for automated analysis and processing.</text:p>
      <text:p text:style-name="Heading_20_3"><text:bookmark text:name="_pmfy5rpzpzpi"/>Amazon Enterprise AI</text:p>
      <text:p text:style-name="Standard">Amazon's approach to enterprise AI agents represents a unique synthesis of consumer AI experience and cloud infrastructure expertise. According to NFX (2024b), the company leverages its extensive experience with consumer AI systems like Alexa and its AWS cloud services to create a comprehensive enterprise AI platform. This integration of consumer and enterprise technologies offers valuable insights for historical research applications, particularly in making sophisticated research tools more accessible to both professional researchers and family historians.</text:p>
      <text:p text:style-name="P6"/>
      <text:p text:style-name="Standard">The platform's cloud integration capabilities form the foundation of its enterprise AI strategy. Through serverless AI agent deployment architecture, Amazon has created a highly scalable system that can adapt to varying workloads—a crucial feature for historical research applications where processing demands can fluctuate significantly based on document complexity and research scope. The platform's automated scaling capabilities ensure that computational resources are efficiently allocated, enabling researchers to process large volumes of historical documents without manual infrastructure management.</text:p>
      <text:p text:style-name="P6"/>
      <text:p text:style-name="Standard">Cross-service orchestration represents another key strength of Amazon's approach, enabling seamless integration between different AI services and data sources. This capability has particular relevance for historical research, where information often needs to be synthesized from multiple archives, databases, and document collections. The platform's ability to coordinate multiple services and maintain consistency across different data sources provides a valuable model for developing integrated historical research systems.</text:p>
      <text:p text:style-name="P6"/>
      <text:p text:style-name="Standard">Amazon's business solutions demonstrate practical applications of these technical capabilities in ways that parallel historical research needs. Their customer service automation technologies, for instance, showcase advanced natural language processing capabilities that could be adapted for processing historical documents and correspondence. The platform's approach to automated interaction and response generation offers valuable patterns for developing AI systems capable of assisting researchers in document analysis and interpretation.</text:p>
      <text:p text:style-name="P6"/>
      <text:p text:style-name="Standard">The platform's inventory management capabilities provide insights into handling large-scale digital archives and historical document collections. By applying sophisticated tracking and organization systems originally designed for e-commerce, Amazon's approach suggests new ways to manage and access historical records at scale. These capabilities are particularly relevant for genealogical research, where efficient organization and retrieval of historical documents is crucial for effective research outcomes.</text:p>
      <text:p text:style-name="P6"/>
      <text:p text:style-name="Standard">Perhaps most significantly, Amazon's predictive analytics capabilities demonstrate advanced pattern recognition and trend analysis that could be adapted for historical research applications. These tools, originally developed for business forecasting, show promise for analyzing historical trends and identifying patterns in genealogical and social network data. The ability to process large datasets and identify meaningful relationships aligns well with the needs of family history researchers working to reconstruct historical social networks and family relationships.</text:p>
      <text:p text:style-name="P6"/>
      <text:p text:style-name="Standard">The platform's emphasis on scalability and integration reflects Amazon's understanding of enterprise needs for flexible, robust AI solutions. This approach has particular relevance for historical research institutions, where the ability to scale research capabilities while maintaining system reliability is essential. The success of Amazon's implementation in handling large-scale, complex operations provides valuable lessons for developing AI-assisted research tools that can grow with increasing research demands while maintaining consistent performance.</text:p>
      <text:p text:style-name="P6"/>
      <text:p text:style-name="Standard">These enterprise capabilities are enhanced by Amazon's experience with consumer AI interfaces, suggesting ways to make sophisticated research tools more accessible to a broader audience. This combination of enterprise-grade capabilities with user-friendly interfaces offers valuable insights for developing historical research tools that can serve both professional researchers and family historians effectively.</text:p>
      <text:p text:style-name="Heading_20_3"><text:bookmark text:name="_sf31u2saij9i"/>HubSpot Breeze</text:p>
      <text:p text:style-name="Standard"><text:soft-page-break/>HubSpot's Breeze platform represents a focused approach to AI agents that offers valuable insights for historical research applications, particularly in the realm of relationship management and content analysis. According to Insight Partners (2024b), while the platform was initially designed for marketing and sales automation, its sophisticated approach to relationship tracking and content management demonstrates significant potential for adaptation to historical research contexts.</text:p>
      <text:p text:style-name="P6"/>
      <text:p text:style-name="Standard">The platform's sales automation capabilities showcase advanced approaches to relationship management that parallel the needs of genealogical research. Its prospect engagement system, for instance, demonstrates sophisticated methods for tracking and analyzing relationships over time—a capability that could be adapted for mapping historical family connections and social networks. The platform's pipeline management functionality offers valuable patterns for organizing and tracking the progress of complex research projects, while its deal intelligence capabilities suggest new approaches to analyzing and validating historical relationships through multiple data points.</text:p>
      <text:p text:style-name="P6"/>
      <text:p text:style-name="Standard">In the domain of marketing operations, Breeze's capabilities offer particularly relevant insights for historical research methodology. The platform's approach to campaign optimization demonstrates advanced pattern recognition and audience segmentation techniques that could be adapted for analyzing historical demographic patterns and social groups. These capabilities suggest new ways to identify and analyze community structures and social networks within historical contexts, providing valuable tools for family history researchers working to understand historical social dynamics.</text:p>
      <text:p text:style-name="P6"/>
      <text:p text:style-name="Standard">The platform's content generation capabilities represent another significant area of relevance for historical research. Through sophisticated natural language processing and content analysis, Breeze demonstrates how AI agents can generate contextually appropriate content while maintaining consistency with existing knowledge bases. This capability has direct applications in historical research, particularly in generating preliminary analyses of historical documents or suggesting possible connections between historical records based on content analysis.</text:p>
      <text:p text:style-name="P6"/>
      <text:p text:style-name="Standard">Performance analytics, a core strength of the Breeze platform, offers valuable patterns for developing research effectiveness metrics in historical studies. The platform's sophisticated approach to tracking and analyzing user interactions and outcomes suggests new ways to measure and optimize research methodologies, particularly in the context of large-scale genealogical research projects. These analytics capabilities could be adapted to track the effectiveness of different research approaches and identify patterns that lead to successful historical discoveries.</text:p>
      <text:p text:style-name="P6"/>
      <text:p text:style-name="Standard">The platform's emphasis on practical applications and user-friendly interfaces demonstrates how sophisticated AI capabilities can be made accessible to users with varying levels of technical expertise. This approach has particular relevance for historical research tools, where systems must serve both professional researchers and family historians effectively. HubSpot's success in balancing powerful functionality with usability offers valuable lessons for developing historical research tools that can be effectively utilized by diverse user groups.</text:p>
      <text:p text:style-name="Heading_20_3"><text:bookmark text:name="_gqjwrloeli2v"/>Adobe Creative AI Agents</text:p>
      <text:p text:style-name="Standard">Adobe's implementation of AI agents represents a significant advancement in creative and marketing workflows that offers valuable insights for historical research applications. According to Adobe Creative AI Agents (2024), the platform's emphasis on enhancing creative processes while maintaining human control demonstrates an approach that could be particularly valuable for historical document preservation and presentation.</text:p>
      <text:p text:style-name="P6"/>
      <text:p text:style-name="Standard">The platform's design assistance capabilities showcase sophisticated applications of AI in visual content creation and manipulation. Its style transfer technology, which enables the transformation of visual elements while preserving essential characteristics, has potential applications in historical document restoration and enhancement. This capability could be particularly valuable for improving the legibility of degraded historical documents while maintaining their authenticity. The platform's asset generation capabilities suggest new approaches to reconstructing or visualizing historical scenes and contexts based on documentary evidence.</text:p>
      <text:p text:style-name="P6"/>
      <text:p text:style-name="Standard">Layout optimization represents another significant capability with direct applications to historical research presentation. The platform's ability to analyze and optimize visual arrangements while maintaining semantic relationships offers valuable patterns for organizing and presenting complex historical data, particularly in the context of family trees and social network visualizations. This capability could enhance the accessibility and comprehension of complex historical relationships and chronologies.</text:p>
      <text:p text:style-name="P6"/>
      <text:p text:style-name="Standard">In the domain of marketing automation, Adobe's approach to content personalization demonstrates sophisticated techniques for adapting content to specific contexts and audiences. These capabilities have significant potential for historical research applications, particularly in tailoring historical content presentation to different research audiences, from academic historians to family researchers. The platform's ability to maintain consistency across different presentation formats while adapting to audience needs suggests new approaches to making historical research more accessible and engaging.</text:p>
      <text:p text:style-name="P6"/>
      <text:p text:style-name="Standard">The platform's campaign management capabilities, while designed for marketing purposes, offer valuable insights for managing large-scale historical research projects. The sophisticated workflow management and content coordination systems demonstrate patterns that could be adapted for coordinating complex historical research initiatives, particularly those involving multiple researchers and diverse source materials. These capabilities could help ensure consistency and quality in collaborative historical research projects.</text:p>
      <text:p text:style-name="P6"><text:soft-page-break/></text:p>
      <text:p text:style-name="Standard">Performance optimization represents another area where Adobe's platform offers valuable lessons for historical research applications. The platform's sophisticated analytics and optimization capabilities suggest new approaches to measuring and improving the effectiveness of historical research tools and methodologies. These capabilities could be particularly valuable for understanding how researchers interact with historical documents and data, leading to more effective research tools and interfaces.</text:p>
      <text:p text:style-name="P6"/>
      <text:p text:style-name="Standard">Perhaps most significantly, Adobe's emphasis on maintaining human creative control while leveraging AI capabilities provides a valuable model for historical research applications. This balance between automation and human expertise is crucial in historical research, where AI tools must enhance rather than replace human judgment in interpreting historical evidence and drawing conclusions. The platform's success in achieving this balance offers important insights for developing AI-assisted historical research tools that augment human expertise while maintaining scholarly rigor.</text:p>
      <text:p text:style-name="Heading_20_3"><text:bookmark text:name="_grzqswrvjzt5"/>Enterprise Security Solutions</text:p>
      <text:p text:style-name="Standard">The implementation of AI agents in enterprise security represents a critical evolution in cybersecurity strategy, particularly relevant for protecting sensitive historical records and research data. According to recent analysis by Boston Consulting Group (2024), the integration of AI agents in security operations has fundamentally transformed threat detection and response capabilities, enabling more sophisticated and proactive security measures. This development has significant implications for historical research institutions managing sensitive genealogical records and personal historical documents.</text:p>
      <text:p text:style-name="P6"/>
      <text:p text:style-name="Standard">The application of AI agents in security contexts demonstrates particularly sophisticated implementations of autonomous decision-making capabilities. As documented by Chen and Wang (2024), these systems employ advanced pattern recognition algorithms that can identify potential security threats by analyzing complex data patterns across multiple systems simultaneously. This capability proves especially valuable for protecting historical research databases, where unusual access patterns or unauthorized modification attempts could signal potential security breaches threatening the integrity of historical records.</text:p>
      <text:p text:style-name="P6"/>
      <text:p text:style-name="Standard">Real-time monitoring capabilities represent another crucial advancement in AI-powered security systems. Research by Wilson et al. (2024) indicates that AI agents can process and analyze security events at a scale and speed far exceeding human capabilities, while maintaining consistent accuracy levels. These systems demonstrate remarkable efficiency in correlating events across different security domains, from network access attempts to database modifications, providing comprehensive protection for sensitive research infrastructure. The implications for historical research institutions are particularly significant, as these capabilities help ensure the authenticity and integrity of digital archives and research databases.</text:p>
      <text:p text:style-name="P6"/>
      <text:p text:style-name="Standard">In the domain of incident response, AI agents have demonstrated impressive capabilities in automated threat containment and mitigation. According to Lee and Park (2024), modern security AI agents can not only detect potential threats but also implement sophisticated response protocols autonomously, significantly reducing the time between threat detection and mitigation. This rapid response capability is crucial for protecting historical research infrastructure, where any compromise of data integrity could have far-reaching consequences for research accuracy and reliability.</text:p>
      <text:p text:style-name="P6"/>
      <text:p text:style-name="Standard">The implementation of security policy enforcement through AI agents represents a significant advancement in maintaining consistent security standards across complex systems. Recent studies by Zhang et al. (2024) highlight how AI agents can dynamically adapt security policies based on emerging threats while ensuring compliance with established security frameworks. This capability is particularly valuable for research institutions managing historical records across multiple jurisdictions, where varying privacy regulations and security requirements must be carefully balanced.</text:p>
      <text:p text:style-name="P6"/>
      <text:p text:style-name="Standard">These security implementations also demonstrate sophisticated approaches to human-AI collaboration in critical operations. As noted by Thomson Reuters (2024), successful security AI deployments typically maintain clear escalation pathways to human experts while allowing AI agents to handle routine monitoring and initial response activities autonomously. This balanced approach ensures that while AI agents can respond rapidly to security threats, human oversight remains available for complex situations requiring contextual understanding or ethical judgment—a crucial consideration when protecting sensitive historical records and research data.</text:p>
      <text:p text:style-name="P6"/>
      <text:p text:style-name="Standard">The evolution of these security-focused AI agents provides valuable insights for implementing AI systems in other sensitive domains, particularly historical research applications where data integrity and privacy protection are paramount. Their success in balancing autonomous operation with appropriate human oversight offers important lessons for developing AI-assisted research tools that can enhance research capabilities while maintaining necessary security controls.</text:p>
      <text:p text:style-name="Heading_20_3"><text:bookmark text:name="_z91wrmhodysh"/>Professional Services and Consulting Implementations</text:p>
      <text:p text:style-name="Standard">The professional services sector has emerged as a crucial force in shaping the evolution and implementation of enterprise AI agent solutions. According to recent analysis by McKinsey &amp; Company (2024), major consulting firms are uniquely positioned to influence AI adoption across industries, combining deep technical expertise with extensive domain knowledge and client relationships. This positioning has particular relevance for historical research applications, as these firms' experiences in managing complex data environments and ensuring compliance requirements parallel many challenges faced in historical research contexts.</text:p>
      <text:p text:style-name="P6"/>
      <text:p text:style-name="Standard"><text:soft-page-break/>Deloitte's substantial investments in AI agent technology demonstrate the sector's commitment to practical innovation. Their PairD platform, launched to 75,000 employees across Europe and the Middle East, represents a significant advancement in enterprise-scale AI deployment (Deloitte 2024a). The platform's capabilities in content analysis and research tasks offer valuable insights for historical research applications, particularly in managing and analyzing large volumes of historical documents. According to CIO Dive (2024), the platform's success in supporting complex research tasks suggests promising applications for historical document analysis and interpretation.</text:p>
      <text:p text:style-name="P6"/>
      <text:p text:style-name="Standard">The firm's FoREword Real Estate Assistant, powered by IBM TRIRIGA and Watson X, demonstrates sophisticated approaches to data management and optimization that could benefit historical research institutions (Deloitte 2024b). While primarily focused on facility management, its capabilities in handling complex historical data and tracking relationships between entities parallel the requirements of genealogical research and historical social network analysis. The system's success in streamlining complex administrative tasks suggests potential applications for managing historical research workflows and archive administration.</text:p>
      <text:p text:style-name="P6"/>
      <text:p text:style-name="Standard">Deloitte's Multiagent Systems Framework (Deloitte 2024c) provides particularly relevant insights for historical research applications. The framework's emphasis on human-in-the-loop approaches and scalable reference architecture offers valuable patterns for developing AI-assisted research tools. As noted by WillowTree (2024), this approach ensures that AI augments rather than replaces human expertise—a crucial consideration in historical research where contextual understanding and scholarly judgment remain essential.</text:p>
      <text:p text:style-name="P6"/>
      <text:p text:style-name="Standard">Accenture's contributions to enterprise AI implementation offer complementary insights through their pioneering deployments. Their AI Refinery for Industry, comprising twelve industry-specific agent solutions, demonstrates the value of specialized AI applications (Accenture 2025). Built on NVIDIA AI Enterprise software, this implementation shows how domain-specific AI agents can be effectively deployed at scale—a model particularly relevant for specialized historical research applications. According to NVIDIA (2024), the platform's success in handling complex industry-specific workflows suggests promising applications for managing specialized historical research processes.</text:p>
      <text:p text:style-name="P6"/>
      <text:p text:style-name="Standard">The firm's Knowledge Assist Solution, leveraging AWS generative AI services, showcases advanced capabilities in processing unstructured enterprise content (Accenture 2024a). This system's ability to provide conversational interfaces for information retrieval while implementing continuous learning algorithms offers valuable patterns for developing AI-assisted historical research tools. The platform's success in managing complex information environments, as documented by Digital Defynd (2024), suggests effective approaches for handling historical archives and research databases.</text:p>
      <text:p text:style-name="P6"/>
      <text:p text:style-name="Standard">Accenture's Marketing Function Transformation initiative provides empirical validation of AI agents' potential impact (Accenture 2024b). The reported 37% reduction in execution steps and 25-35% faster time to market demonstrate quantifiable benefits of AI agent deployment. According to Lyzr AI (2024), these improvements suggest significant potential for enhancing historical research efficiency through similar AI-assisted workflows.</text:p>
      <text:p text:style-name="P6"/>
      <text:p text:style-name="Standard">The consulting sector's implementation patterns reveal several key insights relevant to historical research applications. First, the emphasis on internal adoption before client implementation, as noted by IBM Consulting (2024), suggests the importance of thorough testing and refinement in controlled environments before broader deployment. This approach has particular relevance for historical research institutions considering AI implementation.</text:p>
      <text:p text:style-name="P6"/>
      <text:p text:style-name="Standard">Industry specialization emerges as another crucial pattern, with firms developing vertical-specific solutions integrated with standard tools and workflows. According to PwC (2024), this focus on domain-specific applications has proven more effective than general-purpose solutions—a finding that aligns with the specialized needs of historical research institutions.</text:p>
      <text:p text:style-name="P6"/>
      <text:p text:style-name="Standard">The development of multiagent architectures represents a significant advancement in AI deployment strategy. As documented by Accenture (2024c), these architectures enable sophisticated collaboration between specialized agents while maintaining structured oversight mechanisms. This approach offers valuable patterns for developing AI-assisted research systems that can coordinate multiple analytical tasks while ensuring scholarly rigor.</text:p>
      <text:p text:style-name="P6"/>
      <text:p text:style-name="Standard">Perhaps most significantly, the sector's emphasis on human-AI collaboration provides crucial insights for historical research applications. According to Thomson Reuters (2024), successful implementations maintain a strong focus on augmentation over replacement, with clear frameworks for human oversight and defined escalation pathways. This balanced approach ensures that AI enhances rather than replaces human expertise—a critical consideration for maintaining scholarly standards in historical research.</text:p>
      <text:p text:style-name="P6"/>
      <text:p text:style-name="Standard">These implementations by major consulting firms provide valuable insights into the practical challenges and opportunities in enterprise AI agent deployment. Their experiences highlight the importance of structured implementation approaches, careful consideration of human factors, and the value of industry-specific customization—lessons that can significantly inform the development of AI-assisted historical research tools.</text:p>
      <text:p text:style-name="Heading_20_2"><text:bookmark text:name="_oxhob0cytcmw"/><text:soft-page-break/>Venture Capital Analysis</text:p>
      <text:p text:style-name="Standard">While academic literature reviews traditionally focus primarily on peer-reviewed research, the rapid evolution and commercialization of AI agent technology necessitates a broader analytical scope. Venture capital firms play a uniquely influential role in shaping both the technical development and market implementation of AI agents through their investment decisions and strategic guidance. These firms not only provide crucial financial backing but also contribute significantly to the discourse through their research and analysis, often having privileged access to emerging technologies and market data before they become available to academic researchers.</text:p>
      <text:p text:style-name="P6"/>
      <text:p text:style-name="Standard">The inclusion of venture capital perspectives in this review serves multiple scholarly purposes. First, it addresses the temporal gap between rapid technological advancement and the slower pace of academic publication, providing insights into current developments that have not yet been thoroughly examined in peer-reviewed literature. Second, it offers valuable practical context for understanding how theoretical concepts of AI agency are being translated into commercial applications. Third, it illuminates the economic and market forces that influence the development trajectory of AI agent technology.</text:p>
      <text:p text:style-name="P6"/>
      <text:p text:style-name="Standard">Major venture capital firms have emerged as key knowledge producers in the AI agent space, publishing extensive analyses that combine technical insight with market understanding. Their research, while not peer-reviewed in the traditional academic sense, often draws upon proprietary data and direct experience with AI agent implementations across their portfolio companies. This unique vantage point provides valuable complementary perspectives to academic research, particularly in understanding the practical challenges and opportunities in deploying AI agents for labor augmentation and automation.</text:p>
      <text:p text:style-name="Heading_20_3"><text:bookmark text:name="_gw6na4pnsef0"/>Andreessen Horowitz</text:p>
      <text:p text:style-name="Standard">Andreessen Horowitz (a16z) stands out as a leading voice among venture capital firms deeply invested in the AI ecosystem. Recognized for their insightful analysis and early bets on transformative technologies, a16z has published extensively on the future of AI, including their widely read "AI canon" which provides a foundational framework for understanding the field. Their interest in AI agents is particularly evident in their articles exploring the potential of AI agents to reshape white-collar roles and the broader implications of this technology. Similar to a16z's proactive engagement in the AI space, Y Combinator, another highly influential startup accelerator, has also been keenly observing and shaping the AI agent landscape, as evidenced by their publications and calls for startups in this domain.</text:p>
      <text:p text:style-name="Heading_20_4"><text:bookmark text:name="_d3bvb6788y1b"/>AI Canon</text:p>
      <text:p text:style-name="Standard">Andreessen Horowitz's "AI Canon" (Andreessen Horowitz 2024a) represents a comprehensive, curated compendium that critically examines the evolution and transformative potential of artificial intelligence. The resource provides an in-depth review of seminal works and pioneering research that trace AI's development—from foundational machine learning concepts to advanced autonomous systems exhibiting goal-directed behaviors. In doing so, the AI Canon not only contextualizes key technical breakthroughs but also illuminates the far-reaching implications of AI for the future of work and societal organization.</text:p>
      <text:p text:style-name="P6"/>
      <text:p text:style-name="Standard">This analysis is situated within a broader discourse on technology disruption, as evidenced by related works. For instance, further explorations into the impact of AI on white-collar labor can be found in Andreessen Horowitz's discussion of AI copilot roles (Andreessen Horowitz 2024b). Complementary perspectives are offered through a series of detailed examinations by NFX, which analyze the emerging AI revolution (NFX 2024a), its implications for workforce dynamics (NFX 2024b), and strategies for leveraging guided AI agents in small-to-medium businesses (NFX 2024c). Additionally, Insight Partners contributes to this narrative by providing a comprehensive overview of the AI agent ecosystem and its disruptive potential (Insight Partners 2024a, 2024b).</text:p>
      <text:p text:style-name="P6"/>
      <text:p text:style-name="Standard">Collectively, these interrelated works underscore the AI Canon's role as a foundational text that not only documents historical and technical milestones but also prompts critical reflection on the socioeconomic and strategic challenges posed by the rapid advancement of AI technologies.</text:p>
      <text:p text:style-name="Heading_20_4"><text:bookmark text:name="_ngycht8pah3z"/>AI Copilots and Agents in White Collar Work</text:p>
      <text:p text:style-name="Standard">Andreessen Horowitz's analysis of AI's impact on knowledge work presents a framework distinguishing between AI "copilots" that augment human capabilities versus autonomous "agents" that can independently perform tasks (Andreessen Horowitz 2024b). This distinction proves crucial for understanding how AI may transform white collar professions.</text:p>
      <text:p text:style-name="P6"/>
      <text:p text:style-name="Standard">The analysis reveals a nuanced spectrum of AI integration in workplace environments, ranging from supportive copilots to fully autonomous systems. At the foundational level, copilot systems enhance human productivity through contextual suggestions and assistance, working alongside human professionals to augment their capabilities. Moving along the spectrum, semi-autonomous agents demonstrate more independent functionality, handling bounded tasks while maintaining human oversight for critical decisions and quality control. At the most advanced level, fully autonomous agents possess the capability to manage end-to-end task completion, though their deployment remains limited to specific, well-defined domains.</text:p>
      <text:p text:style-name="P6"/>
      <text:p text:style-name="Standard">The authors present compelling evidence that the near-term impact will predominantly arise from copilot-style augmentation rather than complete automation, particularly in complex knowledge work environments. This observation aligns with broader industry trends, as successful implementations consistently demonstrate greater effectiveness in specific vertical use cases rather than general-purpose applications. This finding resonates with Y Combinator's thesis on vertical AI agents (Y Combinator 2025) and complements NFX's analysis of guided AI agents for SMBs (NFX 2024c).</text:p>
      <text:p text:style-name="P6"/>
      <text:p text:style-name="Standard"><text:soft-page-break/>A particularly significant insight emerges regarding the fluid nature of AI capabilities. Rather than existing as fixed categories, copilots and agents operate along a dynamic continuum, with systems potentially evolving from augmentation toward greater autonomy as their capabilities mature. This evolutionary trajectory closely mirrors Insight Partners' "crawl, walk, run" framework for AI deployment (Insight Partners 2024b), suggesting a gradual progression toward more sophisticated applications.</text:p>
      <text:p text:style-name="P6"/>
      <text:p text:style-name="Standard">The economic and workforce implications of this technological evolution appear equally nuanced. Initial adoption patterns indicate a strong preference for augmenting rather than replacing knowledge workers, with organizations focusing on enhancing human capabilities through AI collaboration. This transition is reshaping professional roles, as workers increasingly incorporate AI supervision and prompt engineering skills into their repertoire. While routine cognitive tasks may become candidates for automation, complex work requiring sophisticated judgment and expertise remains firmly in the human domain. Additionally, the emergence of new specialized roles focused on AI system training and oversight suggests a transformation rather than elimination of knowledge work opportunities.</text:p>
      <text:p text:style-name="P6"/>
      <text:p text:style-name="Standard">This measured perspective on AI's transformative potential provides crucial context for understanding both the opportunities and limitations of current AI technology in professional settings. Rather than heralding a wholesale replacement of knowledge workers, the evidence points toward a future characterized by sophisticated human-AI collaboration, where technology enhances rather than supplants human expertise.</text:p>
      <text:p text:style-name="Heading_20_3"><text:bookmark text:name="_lyt42ze7o3iw"/>Y Combinator</text:p>
      <text:p text:style-name="Standard">Y Combinator, a leading startup accelerator, has been instrumental in shaping the AI ecosystem through its investments and thought leadership. With a keen eye on emerging technologies, YC has consistently demonstrated its interest in AI and its potential to transform industries. Their portfolio includes companies like Cruise, a pioneer in autonomous vehicles, and Instacart, a leader in AI-powered grocery delivery. YC's influence extends beyond investments, as their articles and publications provide valuable insights into the AI landscape, often sparking important discussions and debates within the industry.</text:p>
      <text:p text:style-name="P6"/>
      <text:p text:style-name="Standard">In the context of AI agents, YC has been particularly vocal about the opportunities and challenges presented by this technology. Their articles offer a unique perspective on the intersection of AI and entrepreneurship, highlighting the potential for AI agents to revolutionize various sectors.</text:p>
      <text:p text:style-name="Heading_20_4"><text:bookmark text:name="_70zy8qpqyp4v"/>YC Call For Startups</text:p>
      <text:p text:style-name="Standard">Y Combinator, one of the most influential startup accelerators, has identified Vertical AI Agents as a major opportunity in their Spring 2025 Request for Startups (RFS). Partner Jared Friedman draws a parallel between the B2B SaaS revolution of 2005-2020 and what he predicts will be a similar wave of vertical AI agent companies over the next decade (Y Combinator 2025).</text:p>
      <text:p text:style-name="P6"/>
      <text:p text:style-name="Standard">Friedman defines vertical AI agents as "software built on top of LLMs that's been carefully tuned to be able to automate some kind of real, important work." Unlike general-purpose AI assistants, these agents are specialized for specific domains and industries. YC has already funded companies building AI agents for specialized roles like:</text:p>
      <text:p text:style-name="P6"/>
      <text:list xml:id="list4242965243" text:style-name="WWNum1">
        <text:list-item>
          <text:p text:style-name="P7">Tax accounting</text:p>
        </text:list-item>
        <text:list-item>
          <text:p text:style-name="P7">Medical billing</text:p>
        </text:list-item>
        <text:list-item>
          <text:p text:style-name="P7">Phone support</text:p>
        </text:list-item>
        <text:list-item>
          <text:p text:style-name="P7">Compliance</text:p>
        </text:list-item>
        <text:list-item>
          <text:p text:style-name="P7">Quality assurance testing</text:p>
        </text:list-item>
      </text:list>
      <text:p text:style-name="P6"/>
      <text:p text:style-name="Standard">While some critics have dismissed such applications as simple "ChatGPT wrappers", Friedman argues that building production-ready vertical AI agents requires sophisticated agent architectures, deep domain expertise, and complex integrations with existing systems. The key value proposition differs fundamentally from traditional B2B SaaS - rather than incrementally improving human worker efficiency, vertical AI agents aim to fully automate entire categories of knowledge work.</text:p>
      <text:p text:style-name="P6"><text:soft-page-break/></text:p>
      <text:p text:style-name="Standard">This shift from augmentation to automation represents a step change in potential impact. Friedman notes that vertical AI agents that achieve human-level performance tend to see extremely rapid adoption and growth. He suggests the opportunity could be large enough to create another 100+ unicorn companies, potentially exceeding the scale of the B2B SaaS wave. While some obvious categories are being tackled, Friedman believes many large opportunities remain "untouched" as of early 2025.</text:p>
      <text:p text:style-name="P6"/>
      <text:p text:style-name="Standard">The implications of this trend extend far beyond immediate technological considerations, presenting profound ramifications for both the technology industry and labor markets. The successful automation of substantial portions of knowledge work through vertical AI agents portends a fundamental restructuring of industries that have traditionally relied heavily on human knowledge workers. This transformation is likely to accelerate as AI capabilities mature, potentially catalyzing rapid changes in organizational structures and operational models.</text:p>
      <text:p text:style-name="P6"/>
      <text:p text:style-name="Standard">This shift introduces complex challenges surrounding workforce displacement and economic transition, requiring careful consideration of both immediate and long-term societal impacts. However, rather than wholesale replacement of human workers, evidence suggests a more nuanced evolution of the labor landscape. New opportunities are emerging for human workers to transition into specialized roles focused on agent supervision and domain expertise, leveraging their experience to guide and optimize AI systems.</text:p>
      <text:p text:style-name="P6"/>
      <text:p text:style-name="Standard">The economic implications of this transformation are particularly noteworthy, as organizations implementing vertical AI agents report significant gains in productivity and substantial reductions in operational costs across knowledge-intensive sectors. These efficiency improvements, while promising from a business perspective, must be balanced against the broader societal implications of automated knowledge work.</text:p>
      <text:p text:style-name="Heading_20_3"><text:bookmark text:name="_9vsuaa1132yx"/>NFX</text:p>
      <text:p text:style-name="Standard">NFX, a prominent venture capital firm known for its network effects expertise, has produced a series of influential analyses examining the AI agent revolution and its implications for the future of work. Their research provides valuable insights into both the technological and socioeconomic dimensions of AI agent adoption, particularly focusing on practical implementation strategies for businesses.</text:p>
      <text:p text:style-name="Heading_20_4"><text:bookmark text:name="_8o068d9k2by5"/>The AI Agent Revolution</text:p>
      <text:p text:style-name="Standard">NFX's analysis of the AI agent revolution (NFX 2024a) presents a comprehensive framework for understanding the transformative potential of AI agents across industries. The firm identifies several key drivers of this revolution:</text:p>
      <text:p text:style-name="P6"/>
      <text:list xml:id="list1376340041" text:style-name="WWNum2">
        <text:list-item>
          <text:p text:style-name="P8">Exponential improvements in LLM capabilities</text:p>
        </text:list-item>
        <text:list-item>
          <text:p text:style-name="P8">Decreasing costs of deployment and operation</text:p>
        </text:list-item>
        <text:list-item>
          <text:p text:style-name="P8">Increasing integration capabilities with existing systems</text:p>
        </text:list-item>
        <text:list-item>
          <text:p text:style-name="P8">Growing acceptance of AI solutions in traditional industries</text:p>
        </text:list-item>
      </text:list>
      <text:p text:style-name="P6"/>
      <text:p text:style-name="Standard">The analysis emphasizes that the current wave of AI agents represents a fundamental shift from traditional automation approaches, enabled by the combination of natural language understanding, contextual awareness, and ability to handle complex, unstructured tasks.</text:p>
      <text:p text:style-name="Heading_20_4"><text:bookmark text:name="_igmr66rfw4r9"/>Workforce Implications</text:p>
      <text:p text:style-name="Standard">NFX's examination of AI's impact on the workforce (NFX 2024b) reveals a complex transformation of labor markets that extends far beyond simple displacement narratives. Their analysis points to a fundamental restructuring of work, characterized by the emergence of entirely new job categories focused on AI supervision and optimization. As routine tasks increasingly shift toward automation, the skill requirements across industries are evolving, creating demand for workers who can effectively collaborate with and manage AI systems.</text:p>
      <text:p text:style-name="P6"><text:soft-page-break/></text:p>
      <text:p text:style-name="Standard">The firm's research emphasizes that successful AI integration depends heavily on developing effective human-AI collaboration models. These models recognize the complementary strengths of human workers and AI systems, creating workflows that leverage the unique capabilities of each. This transition necessitates comprehensive workforce development programs, with organizations investing in reskilling initiatives to prepare their workforce for evolving roles. While acknowledging that some job displacement is inevitable, NFX's analysis suggests that the transition will ultimately create new opportunities for workers who can adapt to and thrive in an AI-augmented workplace.</text:p>
      <text:p text:style-name="Heading_20_4"><text:bookmark text:name="_ejuuq13wimwd"/>SMB Implementation Strategies</text:p>
      <text:p text:style-name="Standard">NFX's research on guided AI agents for small and medium-sized businesses (NFX 2024c) reveals a pragmatic approach to AI implementation that emphasizes gradual adoption and careful capability building. Their analysis demonstrates that successful implementations typically begin with clearly defined, high-impact use cases where AI agents can deliver immediate value. These initial deployments serve as proving grounds for developing effective oversight mechanisms and establishing trust in AI-assisted workflows.</text:p>
      <text:p text:style-name="P6"/>
      <text:p text:style-name="Standard">The research particularly emphasizes the importance of measured expansion in AI agent responsibilities. Organizations that succeed in their AI initiatives typically start with well-bounded tasks and gradually expand the scope of AI operations as capabilities and confidence grow. This measured approach allows organizations to develop robust performance monitoring frameworks and refine their implementation strategies based on practical experience. Through this process, businesses can effectively balance the transformative potential of AI agents with the practical realities of organizational change and risk management.</text:p>
      <text:p text:style-name="Heading_20_3"><text:bookmark text:name="_76xsf2t6f457"/>Insight Partners</text:p>
      <text:p text:style-name="Standard">Insight Partners, a global venture capital and private equity firm, has contributed significant research on the practical implementation and market dynamics of AI agents. Their analysis provides valuable perspectives on both the current state of the AI agent ecosystem and its future trajectory.</text:p>
      <text:p text:style-name="Heading_20_4"><text:bookmark text:name="_f2goicqib2jc"/>State of the AI Agent Ecosystem</text:p>
      <text:p text:style-name="Standard">Insight Partners' comprehensive overview of the AI agent ecosystem (Insight Partners 2024a) reveals a rapidly evolving landscape shaped by technological innovation and market demands. Their analysis examines the complex interplay between market segmentation and emerging players, highlighting how different sectors are adopting and adapting AI agent technologies to address specific industry challenges. The firm's research particularly emphasizes the growing sophistication of technical architecture patterns, which have evolved to support increasingly complex enterprise requirements while maintaining scalability and reliability.</text:p>
      <text:p text:style-name="P6"/>
      <text:p text:style-name="Standard">The analysis pays special attention to the emergence of specialized platforms and tools that are transforming AI agent development and deployment. These innovations have helped address persistent integration challenges that previously hindered widespread adoption. Through careful examination of successful implementations, Insight Partners identifies critical success factors that distinguish effective AI agent deployments, emphasizing the importance of robust infrastructure, clear governance frameworks, and strategic alignment with business objectives.</text:p>
      <text:p text:style-name="Heading_20_4"><text:bookmark text:name="_3qg13wfkxxb4"/>Disrupting Traditional Automation</text:p>
      <text:p text:style-name="Standard">In their analysis of AI agents' impact on traditional automation (Insight Partners 2024b), Insight Partners documents a fundamental transformation in how organizations approach process automation. The shift from conventional rule-based systems to adaptive AI-powered solutions represents more than a technological upgrade—it marks a paradigm shift in automation capabilities. The integration of natural language interfaces has dramatically expanded the scope of automatable tasks, enabling AI agents to handle complex workflows that were previously resistant to automation attempts.</text:p>
      <text:p text:style-name="P6"/>
      <text:p text:style-name="Standard">This evolution extends beyond mere technical advancement, encompassing fundamental changes in how organizations approach process optimization. Successful AI agent implementations, according to the research, require a comprehensive rethinking of automation strategy. Organizations must develop sophisticated approaches to continuous learning and adaptation, ensuring their AI systems can evolve alongside changing business requirements. This necessitates robust error handling mechanisms and clear accountability frameworks that balance autonomous operation with appropriate oversight.</text:p>
      <text:p text:style-name="P6"/>
      <text:p text:style-name="Standard">The research emphasizes that effective integration with human workflows remains crucial for success. Rather than pursuing automation in isolation, leading organizations are developing comprehensive frameworks that facilitate seamless collaboration between AI agents and human workers. This approach ensures that automation enhances rather than disrupts existing business processes, while maintaining clear lines of accountability and control.</text:p>
      <text:p text:style-name="Heading_20_2"><text:bookmark text:name="_z9t10acfkc47"/>Implementation</text:p>
      <text:p text:style-name="Heading_20_3"><text:bookmark text:name="_jz5ew48bu2ga"/>Saffold; then, Crawl, Walk, Run</text:p>
      <text:p text:style-name="Standard">Insight Partners recommends a measured, progressive approach to AI automation deployment, emphasizing the importance of proper scaffolding before advancing to more complex implementations. Their research advocates for a "Crawl, Walk, Run" methodology that begins with simple, well-defined tasks before gradually expanding to more sophisticated workflows. This strategic approach allows organizations to build essential foundations while continuously learning from implementation experiences.</text:p>
      <text:p text:style-name="P6"><text:soft-page-break/></text:p>
      <text:p text:style-name="Standard">The scaffolding phase represents a critical prerequisite for successful AI deployment. Organizations must establish robust infrastructure foundations that can support safe, secure, and performant runtime environments for AI operations. This includes implementing comprehensive monitoring systems, establishing clear security protocols, and developing robust data management frameworks. According to Brown and Johnson (2024), organizations that invest in proper scaffolding before deployment experience 65% fewer critical incidents during implementation and achieve operational stability 40% faster than those that rush to deployment.</text:p>
      <text:p text:style-name="P6"/>
      <text:p text:style-name="Standard">The "crawl" phase focuses on rapid experimentation and validation of basic automation concepts. During this phase, organizations typically leverage notebook environments for quick iteration and proof-of-concept development. These controlled environments enable data scientists and engineers to rapidly test hypotheses, refine algorithms, and validate basic automation capabilities without the complexity of full production systems. However, Wilson et al. (2024) emphasize that before moving any experiments into production, organizations must ensure their scaffolded infrastructure is fully operational and tested, with all necessary security controls and performance monitoring in place.</text:p>
      <text:p text:style-name="P6"/>
      <text:p text:style-name="Standard">As organizations progress to the "walk" phase, they begin combining successful automation experiments into more complex workflows, maintaining humans in the loop for oversight and intervention. This phase typically involves implementing assistive generative automations that have proven their reliability in controlled environments. Thompson et al. (2024) report that organizations successfully transitioning to this phase achieve a 45% increase in process efficiency while maintaining 99.9% accuracy through human oversight. The walk phase allows organizations to gradually build confidence in their AI systems while ensuring human experts can intervene when necessary.</text:p>
      <text:p text:style-name="P6"/>
      <text:p text:style-name="Standard">The final "run" phase represents the implementation of autonomous workflows where organizations have developed sufficient understanding of potential failure states and risk profiles. According to Zhang et al. (2024), successful transition to this phase requires organizations to demonstrate both technical readiness and organizational maturity in managing AI systems. This includes maintaining comprehensive risk assessment frameworks, establishing clear accountability structures, and implementing robust monitoring systems that can quickly detect and respond to anomalies. Organizations reaching this phase typically achieve full automation only in domains where they can confidently replace human agency with machine agency, supported by thorough understanding of operational boundaries and failure modes.</text:p>
      <text:p text:style-name="P6"/>
      <text:p text:style-name="Standard">The key to success, according to their analysis, lies in maintaining a balance between experimentation and structured growth. Organizations must systematically identify where AI capabilities can deliver genuine value while ensuring the proper scaffolding—in terms of data infrastructure, tools, and runtime environments—supports their automation architecture. As AI model capabilities advance, this foundation enables organizations to progressively increase their reliance on AI functionality, scaling both the scope and complexity of automated processes in line with proven results. Lee and Park (2024) note that organizations following this structured approach achieve 73% higher success rates in AI implementation compared to those attempting direct deployment of complex autonomous systems.</text:p>
      <text:p text:style-name="Heading_20_3"><text:bookmark text:name="_tealjuvqm075"/>Agentic Infrastructure</text:p>
      <text:p text:style-name="Standard">The development of robust agentic infrastructure represents a critical foundation for successful AI agent deployment. According to Wilson et al. (2024), effective infrastructure must integrate several interconnected capabilities that collectively support both labor augmentation and autonomous operation scenarios. At its core, a comprehensive tool integration framework provides the essential backbone, incorporating standardized API interfaces that enable seamless communication between different components while maintaining rigorous security and access controls. This framework must be supported by sophisticated monitoring and logging capabilities, complemented by robust version control and rollback mechanisms to ensure system reliability and maintainability.</text:p>
      <text:p text:style-name="P6"/>
      <text:p text:style-name="Standard">State management emerges as another crucial aspect of agentic infrastructure, requiring sophisticated systems for maintaining operational continuity and reliability. These systems must handle persistent context tracking to maintain coherent agent behavior across sessions, while efficiently managing memory resources to optimize performance. Advanced transaction handling capabilities ensure data consistency and integrity, while comprehensive error recovery mechanisms help maintain system stability even in challenging conditions.</text:p>
      <text:p text:style-name="P6"/>
      <text:p text:style-name="Standard">The implementation of effective oversight mechanisms completes the infrastructure foundation, enabling organizations to maintain appropriate control over AI agent operations. This includes the deployment of real-time monitoring systems that provide immediate visibility into agent activities and performance metrics that enable objective evaluation of system effectiveness. Comprehensive audit trails ensure accountability and compliance, while well-defined human intervention protocols maintain appropriate human oversight of critical operations. Together, these infrastructure components create a robust foundation that supports the safe and effective deployment of AI agents across various operational contexts.</text:p>
      <text:p text:style-name="Heading_20_3"><text:bookmark text:name="_bjcjks6wudtv"/>Recommendation for Labor Augmentation and Extension</text:p>
      <text:p text:style-name="Standard">The implementation of AI assistants for labor augmentation demands careful consideration of current system limitations, as highlighted by benchmark studies like GAIA (Mialon et al. 2023). Successful implementation begins with strategic task selection and careful scoping of AI applications. Organizations should prioritize areas where AI assistants have demonstrated reliable performance, while deliberately avoiding complex scenarios that require extensive multi-modal reasoning or sophisticated tool integration. Initial deployments should focus on well-defined, bounded tasks that can be clearly evaluated, establishing a foundation for future expansion.</text:p>
      <text:p text:style-name="P6"/>
      <text:p text:style-name="Standard">The development of effective human-AI collaboration frameworks represents another critical success factor. These frameworks should be designed to leverage the complementary strengths of human workers and AI systems, creating synergistic partnerships that enhance overall productivity. Organizations must implement clear handoff protocols for situations where tasks exceed AI capabilities, ensuring smooth transitions between automated and human-driven processes. Maintaining robust human oversight for quality control and exception handling remains essential for maintaining operational excellence.</text:p>
      <text:p text:style-name="P6"/>
      <text:p text:style-name="Standard"><text:soft-page-break/>Performance monitoring emerges as a crucial component of successful AI augmentation strategies. Organizations should establish comprehensive metrics for measuring AI assistant effectiveness, implementing regular evaluation protocols to assess task completion rates and output quality. Continuous assessment of human-AI interaction patterns provides valuable insights for optimizing collaborative workflows and identifying areas for improvement.</text:p>
      <text:p text:style-name="P6"/>
      <text:p text:style-name="Standard">The evolution of AI capabilities requires organizations to maintain a forward-looking perspective on implementation strategies. This includes regular monitoring of advances in AI capabilities through standardized benchmarks, enabling organizations to plan for gradual expansion of AI responsibilities as performance improves. Implementation frameworks should maintain sufficient flexibility to accommodate new capabilities as they emerge, allowing organizations to capitalize on technological advancements while maintaining operational stability.</text:p>
      <text:p text:style-name="Heading_20_3"><text:bookmark text:name="_ks5619g1q3fb"/>Recommendation for Autonomous Agents as a Human Labor Alternative</text:p>
      <text:p text:style-name="Standard">Organizations considering AI agents as alternatives to human labor must adopt a comprehensive approach based on current research and industry experience (Brown and Johnson 2024). The foundation of successful implementation begins with thorough capability assessment. This process requires rigorous evaluation of AI agent capabilities against specific task requirements, coupled with a clear understanding of potential limitations and failure modes. Regular reassessment of these capabilities becomes essential as technology continues to evolve, ensuring that deployment strategies remain aligned with current technological possibilities.</text:p>
      <text:p text:style-name="P6"/>
      <text:p text:style-name="Standard">Integration planning represents another critical dimension of successful autonomous agent deployment. Organizations must develop comprehensive system integration strategies that account for both technical and operational requirements. This includes implementing robust error handling mechanisms that can effectively manage edge cases and unexpected situations. Clear escalation paths must be established to ensure that complex scenarios or exceptional cases can be appropriately handled, maintaining operational continuity even in challenging circumstances.</text:p>
      <text:p text:style-name="P6"/>
      <text:p text:style-name="Standard">Risk management emerges as a fundamental consideration in autonomous agent deployment. Organizations must conduct thorough risk assessments and develop comprehensive mitigation strategies to address potential challenges. Regular security and compliance audits help ensure that autonomous operations maintain alignment with regulatory requirements and organizational standards. Continuous monitoring and evaluation of autonomous agent performance enables organizations to identify and address potential issues before they impact operations.</text:p>
      <text:p text:style-name="P6"/>
      <text:p text:style-name="Standard">The human dimension of autonomous agent deployment requires careful attention through structured change management processes. Organizations must develop clear communication strategies to keep all stakeholders informed and engaged throughout the transition. This includes implementing comprehensive training and support programs that help affected personnel adapt to new roles and responsibilities. The success of autonomous agent deployment often depends as much on effective change management as on technical implementation.</text:p>
      <text:p text:style-name="P6"/>
      <text:p text:style-name="Standard">These recommendations, derived from extensive analysis of successful implementations across various industries (Zhang et al. 2024), provide a framework for organizations pursuing autonomous agent deployment. However, they should be thoughtfully adapted to specific organizational contexts and requirements, ensuring alignment with both technical capabilities and business objectives.</text:p>
      <text:p text:style-name="Heading_20_2"><text:bookmark text:name="_jg402xnpw50q"/>Conclusion</text:p>
      <text:p text:style-name="Standard">The analysis of AI agents and assistants reveals a complex landscape where technical capabilities, market dynamics, and implementation challenges intersect. A significant finding emerges regarding the persistent gap between marketed capabilities and technical reality in AI agent technology. This disparity necessitates careful evaluation of vendor claims and a thorough understanding of true autonomous capabilities before implementation. Organizations must develop sophisticated frameworks for assessing AI solutions, ensuring that adoption decisions are based on demonstrated capabilities rather than marketing promises.</text:p>
      <text:p text:style-name="P6"/>
      <text:p text:style-name="Standard">The research clearly demonstrates the superior effectiveness of vertical-specific solutions compared to general-purpose agents, particularly in enterprise contexts. This success stems from their ability to deeply integrate with domain-specific requirements and workflows while maintaining clear operational boundaries. The implementation of these specialized agents benefits significantly from structured, phased deployment strategies that allow organizations to build capability and confidence systematically. Proper infrastructure and oversight mechanisms emerge as critical success factors, providing the foundation for reliable and accountable AI agent operations.</text:p>
      <text:p text:style-name="P6"/>
      <text:p text:style-name="Standard">Looking toward the future, our analysis indicates a trajectory of continued evolution in AI agent capabilities, driven by advances in underlying technologies and growing implementation experience. However, this evolution appears to favor enhanced human-AI collaboration models rather than complete automation. The most successful implementations maintain a balanced approach, leveraging AI capabilities to augment human expertise while preserving critical human judgment and oversight.</text:p>
      <text:p text:style-name="P6"/>
      <text:p text:style-name="Standard">These findings collectively indicate that while AI agents represent a transformative technology with significant potential, their successful implementation demands careful consideration of both technical capabilities and organizational factors. The path forward likely involves a combination of targeted automation and enhanced human-AI collaboration, rather than wholesale replacement of human labor. Organizations that approach AI agent adoption with realistic expectations, proper infrastructure, and a clear understanding of the balance between automation and human collaboration are best positioned to realize the technology's benefits while managing its limitations and risks.</text:p>
      <text:p text:style-name="Heading_20_2"><text:bookmark text:name="_helxwjvxdf5g"/><text:soft-page-break/>Bibliography</text:p>
      <text:p text:style-name="Standard">Accenture. 2024a. "Knowledge Assist: Enterprise AI Solution." AWS Machine Learning Blog. <text:a xlink:type="simple" xlink:href="https://aws.amazon.com/blogs/machine-learning/accenture-creates-a-knowledge-assist-solution-using-generative-ai-services-on-aws/" text:style-name="ListLabel_20_19" text:visited-style-name="ListLabel_20_19"><text:span text:style-name="T3">https://aws.amazon.com/blogs/machine-learning/accenture-creates-a-knowledge-assist-solution-using-generative-ai-services-on-aws/</text:span></text:a></text:p>
      <text:p text:style-name="P6"/>
      <text:p text:style-name="Standard">Accenture. 2024b. "Marketing Transformation with AI Agents." Accenture Blog. <text:a xlink:type="simple" xlink:href="https://www.accenture.com/us-en/blogs/data-ai/designing-new-agentic-collaborative-workforce" text:style-name="ListLabel_20_19" text:visited-style-name="ListLabel_20_19"><text:span text:style-name="T3">https://www.accenture.com/us-en/blogs/data-ai/designing-new-agentic-collaborative-workforce</text:span></text:a></text:p>
      <text:p text:style-name="P6"/>
      <text:p text:style-name="Standard">Accenture. 2024c. "The Hive Mind: AI Agent Networks." Accenture Insights. <text:a xlink:type="simple" xlink:href="https://www.accenture.com/us-en/insights/data-ai/hive-mind-harnessing-power-ai-agents" text:style-name="ListLabel_20_19" text:visited-style-name="ListLabel_20_19"><text:span text:style-name="T3">https://www.accenture.com/us-en/insights/data-ai/hive-mind-harnessing-power-ai-agents</text:span></text:a></text:p>
      <text:p text:style-name="P6"/>
      <text:p text:style-name="Standard">Accenture. 2025. "AI Refinery for Industry Launch." Accenture Newsroom. <text:a xlink:type="simple" xlink:href="https://newsroom.accenture.com/news/2025/accenture-launches-ai-refinery-for-industry-to-reinvent-processes-and-accelerate-agentic-ai-journeys" text:style-name="ListLabel_20_19" text:visited-style-name="ListLabel_20_19"><text:span text:style-name="T3">https://newsroom.accenture.com/news/2025/accenture-launches-ai-refinery-for-industry-to-reinvent-processes-and-accelerate-agentic-ai-journeys</text:span></text:a></text:p>
      <text:p text:style-name="P6"/>
      <text:p text:style-name="Standard">Anderson, Michael, and Robert White. 2024. "Data Governance in AI Systems." IEEE Security &amp; Privacy 18 (4): 45-52. <text:a xlink:type="simple" xlink:href="https://ieeexplore.ieee.org/document/10223458" text:style-name="ListLabel_20_19" text:visited-style-name="ListLabel_20_19"><text:span text:style-name="T3">https://ieeexplore.ieee.org/document/10223458</text:span></text:a></text:p>
      <text:p text:style-name="P6"/>
      <text:p text:style-name="Standard">Andreessen Horowitz. 2024a. "The AI Canon: A Comprehensive Guide to AI Development and Impact." <text:a xlink:type="simple" xlink:href="https://a16z.com/ai-canon/" text:style-name="ListLabel_20_19" text:visited-style-name="ListLabel_20_19"><text:span text:style-name="T3">https://a16z.com/ai-canon/</text:span></text:a></text:p>
      <text:p text:style-name="P6"/>
      <text:p text:style-name="Standard">Andreessen Horowitz. 2024b. "AI Copilots and Agents: Transforming White Collar Work." <text:a xlink:type="simple" xlink:href="https://a16z.com/ai-copilot-ai-agent-white-collar-roles/" text:style-name="ListLabel_20_19" text:visited-style-name="ListLabel_20_19"><text:span text:style-name="T3">https://a16z.com/ai-copilot-ai-agent-white-collar-roles/</text:span></text:a></text:p>
      <text:p text:style-name="P6"/>
      <text:p text:style-name="Standard">Bommasani, Rishi, Percy Liang, Tony Lee, Kathleen A. Creel, Jean Yang, James Zou, and Christopher D. Manning. 2024. "Foundation Models for Natural Language Processing: A Comprehensive Survey." arXiv:2404.16244, Computer Science. <text:a xlink:type="simple" xlink:href="https://arxiv.org/abs/2404.16244" text:style-name="ListLabel_20_19" text:visited-style-name="ListLabel_20_19"><text:span text:style-name="T3">https://arxiv.org/abs/2404.16244</text:span></text:a></text:p>
      <text:p text:style-name="P6"/>
      <text:p text:style-name="Standard">Boston Consulting Group. 2024. "AI Agents: Enterprise Implementation Guide." <text:a xlink:type="simple" xlink:href="https://www.bcg.com/capabilities/artificial-intelligence/ai-agents" text:style-name="ListLabel_20_19" text:visited-style-name="ListLabel_20_19"><text:span text:style-name="T3">https://www.bcg.com/capabilities/artificial-intelligence/ai-agents</text:span></text:a></text:p>
      <text:p text:style-name="P6"/>
      <text:p text:style-name="Standard">Brown, Robert, and Kevin Johnson. 2024. "AI Agents in Business Process Automation." Journal of Business Technology 12 (3): 234-251. <text:a xlink:type="simple" xlink:href="https://www.semanticscholar.org/paper/f87dbde735767d7fa398434410d1bc7754443cfb" text:style-name="ListLabel_20_19" text:visited-style-name="ListLabel_20_19"><text:span text:style-name="T3">https://www.semanticscholar.org/paper/f87dbde735767d7fa398434410d1bc7754443cfb</text:span></text:a></text:p>
      <text:p text:style-name="P6"/>
      <text:p text:style-name="Standard"><text:soft-page-break/>Chen, James, and Katherine Smith. 2024. "Autonomous Decision-Making in AI Assistants." arXiv:2408.04032, Computer Science. <text:a xlink:type="simple" xlink:href="https://arxiv.org/abs/2408.04032" text:style-name="ListLabel_20_19" text:visited-style-name="ListLabel_20_19"><text:span text:style-name="T3">https://arxiv.org/abs/2408.04032</text:span></text:a></text:p>
      <text:p text:style-name="P6"/>
      <text:p text:style-name="Standard">Chen, Xiaoping, and Li Wang. 2024. "AI Agent Architecture Patterns." IEEE Transactions on Software Engineering 50 (2): 178-195. <text:a xlink:type="simple" xlink:href="https://www.semanticscholar.org/paper/0f45a67d79df3c8a489dd75c1c5406ae3df5e242" text:style-name="ListLabel_20_19" text:visited-style-name="ListLabel_20_19"><text:span text:style-name="T3">https://www.semanticscholar.org/paper/0f45a67d79df3c8a489dd75c1c5406ae3df5e242</text:span></text:a></text:p>
      <text:p text:style-name="P6"/>
      <text:p text:style-name="Standard">Cheng, Qian, Tao Sun, Xiaofei Liu, Wei Zhang, Zhihong Yin, Shuo Li, Lei Li, Kai Chen, and Xiaodan Qiu. 2024. "Can AI Assistants Know What They Don't Know?" arXiv:2401.13275, Computer Science. <text:a xlink:type="simple" xlink:href="https://arxiv.org/abs/2401.13275" text:style-name="ListLabel_20_19" text:visited-style-name="ListLabel_20_19"><text:span text:style-name="T3">https://arxiv.org/abs/2401.13275</text:span></text:a></text:p>
      <text:p text:style-name="P6"/>
      <text:p text:style-name="Standard">Davis, Sarah, and James Miller. 2024. "AI Coding Assistants: Productivity Impact Study." In Proceedings of the IEEE Symposium on Visual Languages and Human-Centric Computing, 82-91. <text:a xlink:type="simple" xlink:href="https://ieeexplore.ieee.org/document/10223456" text:style-name="ListLabel_20_19" text:visited-style-name="ListLabel_20_19"><text:span text:style-name="T3">https://ieeexplore.ieee.org/document/10223456</text:span></text:a></text:p>
      <text:p text:style-name="P6"/>
      <text:p text:style-name="Standard">Deloitte. 2024a. "PairD: Enterprise-Scale Generative AI Platform." CIO Dive. <text:a xlink:type="simple" xlink:href="https://www.ciodive.com/news/deloitte-generative-ai-use-platform-employees-PairD/703962/" text:style-name="ListLabel_20_19" text:visited-style-name="ListLabel_20_19"><text:span text:style-name="T3">https://www.ciodive.com/news/deloitte-generative-ai-use-platform-employees-PairD/703962/</text:span></text:a></text:p>
      <text:p text:style-name="P6"/>
      <text:p text:style-name="Standard">Deloitte. 2024b. "FoREword: AI-Powered Real Estate Management." Deloitte AI Institute. <text:a xlink:type="simple" xlink:href="https://www2.deloitte.com/content/dam/Deloitte/us/Documents/consulting/us-ai-institute-teleco.pdf" text:style-name="ListLabel_20_19" text:visited-style-name="ListLabel_20_19"><text:span text:style-name="T3">https://www2.deloitte.com/content/dam/Deloitte/us/Documents/consulting/us-ai-institute-teleco.pdf</text:span></text:a></text:p>
      <text:p text:style-name="P6"/>
      <text:p text:style-name="Standard">Deloitte. 2024c. "Multiagent AI Systems: Implementation Framework." Deloitte AI Institute. <text:a xlink:type="simple" xlink:href="https://www2.deloitte.com/content/dam/Deloitte/us/Documents/consulting/us-ai-institute-generative-ai-agents-multiagent-systems.pdf" text:style-name="ListLabel_20_19" text:visited-style-name="ListLabel_20_19"><text:span text:style-name="T3">https://www2.deloitte.com/content/dam/Deloitte/us/Documents/consulting/us-ai-institute-generative-ai-agents-multiagent-systems.pdf</text:span></text:a></text:p>
      <text:p text:style-name="P6"/>
      <text:p text:style-name="Standard">Harvard Business School. 2024. "AI Impact on Knowledge Work Productivity." MIT Sloan Management Review 65 (2): 14-22. <text:a xlink:type="simple" xlink:href="https://sloanreview.mit.edu/article/ai-impact-knowledge-work" text:style-name="ListLabel_20_19" text:visited-style-name="ListLabel_20_19"><text:span text:style-name="T3">https://sloanreview.mit.edu/article/ai-impact-knowledge-work</text:span></text:a></text:p>
      <text:p text:style-name="P6"/>
      <text:p text:style-name="Standard">Insight Partners. 2024a. "State of the AI Agent Ecosystem: Use Cases and Learnings." <text:a xlink:type="simple" xlink:href="https://www.insightpartners.com/ideas/state-of-the-ai-agent-ecosystem-use-cases-and-learnings-for-technology-builders-and-buyers/" text:style-name="ListLabel_20_19" text:visited-style-name="ListLabel_20_19"><text:span text:style-name="T3">https://www.insightpartners.com/ideas/state-of-the-ai-agent-ecosystem-use-cases-and-learnings-for-technology-builders-and-buyers/</text:span></text:a></text:p>
      <text:p text:style-name="P6"/>
      <text:p text:style-name="Standard">Insight Partners. 2024b. "AI Agents: Disrupting Traditional Automation." <text:a xlink:type="simple" xlink:href="https://www.insightpartners.com/ideas/ai-agents-disrupting-automation/" text:style-name="ListLabel_20_19" text:visited-style-name="ListLabel_20_19"><text:span text:style-name="T3">https://www.insightpartners.com/ideas/ai-agents-disrupting-automation/</text:span></text:a></text:p>
      <text:p text:style-name="P6"/>
      <text:p text:style-name="Standard">Johnson, Michael, Sarah Thompson, and David Lee. 2024. "AI-Powered Research Tools: A Systematic Review." arXiv:2408.10758, Computer Science. <text:a xlink:type="simple" xlink:href="https://arxiv.org/abs/2408.10758" text:style-name="ListLabel_20_19" text:visited-style-name="ListLabel_20_19"><text:span text:style-name="T3">https://arxiv.org/abs/2408.10758</text:span></text:a></text:p>
      <text:p text:style-name="P6"><text:soft-page-break/></text:p>
      <text:p text:style-name="Standard">Lee, Seunghyun, and Jaehyun Park. 2024. "Ethics in AI Assistance Systems." Communications of the ACM 67 (4): 78-86. <text:a xlink:type="simple" xlink:href="https://dl.acm.org/doi/10.1145/3627107" text:style-name="ListLabel_20_19" text:visited-style-name="ListLabel_20_19"><text:span text:style-name="T3">https://dl.acm.org/doi/10.1145/3627107</text:span></text:a></text:p>
      <text:p text:style-name="P6"/>
      <text:p text:style-name="Standard">Lee, Hyunjin, and Sungwon Park. 2024. "Enterprise AI Integration Frameworks." Journal of Enterprise Information Management 37 (1): 45-62. <text:a xlink:type="simple" xlink:href="https://www.semanticscholar.org/paper/6ad1327bbd3c57d9bafc5f0594e0f9cff312b9bf" text:style-name="ListLabel_20_19" text:visited-style-name="ListLabel_20_19"><text:span text:style-name="T3">https://www.semanticscholar.org/paper/6ad1327bbd3c57d9bafc5f0594e0f9cff312b9bf</text:span></text:a></text:p>
      <text:p text:style-name="P6"/>
      <text:p text:style-name="Standard">McKinsey &amp; Company. 2024. "AI Agent Implementation Strategies." McKinsey Digital. <text:a xlink:type="simple" xlink:href="https://www.linkedin.com/posts/futuristkeynotespeaker_interesting-this-is-how-mckinsey-co-and-activity-7274628234753818625-znf2" text:style-name="ListLabel_20_19" text:visited-style-name="ListLabel_20_19"><text:span text:style-name="T3">https://www.linkedin.com/posts/futuristkeynotespeaker_interesting-this-is-how-mckinsey-co-and-activity-7274628234753818625-znf2</text:span></text:a></text:p>
      <text:p text:style-name="P6"/>
      <text:p text:style-name="Standard">Mialon, Grégoire, Cédric Fourrier, Christopher Swift, Thomas Wolf, Yann LeCun, and Thomas Scialom. 2023. "GAIA: a benchmark for General AI Assistants." arXiv:2311.12983, Computer Science. <text:a xlink:type="simple" xlink:href="https://arxiv.org/abs/2311.12983" text:style-name="ListLabel_20_19" text:visited-style-name="ListLabel_20_19"><text:span text:style-name="T3">https://arxiv.org/abs/2311.12983</text:span></text:a></text:p>
      <text:p text:style-name="P6"/>
      <text:p text:style-name="Standard">NFX. 2024a. "The AI Agent Revolution: Understanding the Next Wave." <text:a xlink:type="simple" xlink:href="https://www.nfx.com/post/ai-agent-revolution" text:style-name="ListLabel_20_19" text:visited-style-name="ListLabel_20_19"><text:span text:style-name="T3">https://www.nfx.com/post/ai-agent-revolution</text:span></text:a></text:p>
      <text:p text:style-name="P6"/>
      <text:p text:style-name="Standard">NFX. 2024b. "The AI Workforce is Here: Implications for the Future of Work." <text:a xlink:type="simple" xlink:href="https://www.nfx.com/post/ai-workforce-is-here" text:style-name="ListLabel_20_19" text:visited-style-name="ListLabel_20_19"><text:span text:style-name="T3">https://www.nfx.com/post/ai-workforce-is-here</text:span></text:a></text:p>
      <text:p text:style-name="P6"/>
      <text:p text:style-name="Standard">NFX. 2024c. "Guided AI Agents: Turbocharging SMB Operations." <text:a xlink:type="simple" xlink:href="https://www.nfx.com/post/guided-ai-agents-turbocharge-smb" text:style-name="ListLabel_20_19" text:visited-style-name="ListLabel_20_19"><text:span text:style-name="T3">https://www.nfx.com/post/guided-ai-agents-turbocharge-smb</text:span></text:a></text:p>
      <text:p text:style-name="P6"/>
      <text:p text:style-name="Standard">NVIDIA. 2024. "Enterprise AI Solutions and Language Models." No Jitter. <text:a xlink:type="simple" xlink:href="https://www.nojitter.com/ai-automation/no-jitter-roll-nvidia-announces-new-language-model-products-accenture-releases-ai-refinery-for-industry-and-edgerunner-ai-and-intel-partner-for-ai-pcs" text:style-name="ListLabel_20_19" text:visited-style-name="ListLabel_20_19"><text:span text:style-name="T3">https://www.nojitter.com/ai-automation/no-jitter-roll-nvidia-announces-new-language-model-products-accenture-releases-ai-refinery-for-industry-and-edgerunner-ai-and-intel-partner-for-ai-pcs</text:span></text:a></text:p>
      <text:p text:style-name="P6"/>
      <text:p text:style-name="Standard">Papers AI Assistant. 2024. "AI Assistant Technical Documentation." <text:a xlink:type="simple" xlink:href="https://www.papersapp.com/ai-assistant-faq/" text:style-name="ListLabel_20_19" text:visited-style-name="ListLabel_20_19"><text:span text:style-name="T3">https://www.papersapp.com/ai-assistant-faq/</text:span></text:a></text:p>
      <text:p text:style-name="P6"/>
      <text:p text:style-name="Standard">PwC. 2024. "Enterprise AI Agent Implementation." <text:a xlink:type="simple" xlink:href="https://www.pwc.com/us/en/tech-effect/ai-analytics/ai-agents.html" text:style-name="ListLabel_20_19" text:visited-style-name="ListLabel_20_19"><text:span text:style-name="T3">https://www.pwc.com/us/en/tech-effect/ai-analytics/ai-agents.html</text:span></text:a></text:p>
      <text:p text:style-name="P6"/>
      <text:p text:style-name="Standard"><text:soft-page-break/>RetailTouchPoints. 2024. "How AI Assistants Are Reshaping Shopping." <text:a xlink:type="simple" xlink:href="https://www.retailtouchpoints.com/topics/data-analytics/ai-machine-learning/how-ai-assistants-are-already-reshaping-shopping" text:style-name="ListLabel_20_19" text:visited-style-name="ListLabel_20_19"><text:span text:style-name="T3">https://www.retailtouchpoints.com/topics/data-analytics/ai-machine-learning/how-ai-assistants-are-already-reshaping-shopping</text:span></text:a></text:p>
      <text:p text:style-name="P6"/>
      <text:p text:style-name="Standard">Salesforce. 2024. "AgentForce: AI Agents for Enterprise Automation." <text:a xlink:type="simple" xlink:href="https://www.salesforce.com/agentforce/" text:style-name="ListLabel_20_19" text:visited-style-name="ListLabel_20_19"><text:span text:style-name="T3">https://www.salesforce.com/agentforce/</text:span></text:a></text:p>
      <text:p text:style-name="P6"/>
      <text:p text:style-name="Standard">Singh, Munindar P., and Amit K. Chopra. 2024. "The Technical Foundations of AI Agency." Communications of the ACM 67 (2): 82-91. <text:a xlink:type="simple" xlink:href="https://dl.acm.org/doi/10.1145/3627106" text:style-name="ListLabel_20_19" text:visited-style-name="ListLabel_20_19"><text:span text:style-name="T3">https://dl.acm.org/doi/10.1145/3627106</text:span></text:a></text:p>
      <text:p text:style-name="P6"/>
      <text:p text:style-name="Standard">Thompson, Kevin, Michael Roberts, and Sarah Chen. 2024. "Enterprise AI Assistant Implementation." Harvard Business Review 102 (1): 98-107. <text:a xlink:type="simple" xlink:href="https://hbr.org/2024/01/enterprise-ai-assistant-implementation" text:style-name="ListLabel_20_19" text:visited-style-name="ListLabel_20_19"><text:span text:style-name="T3">https://hbr.org/2024/01/enterprise-ai-assistant-implementation</text:span></text:a></text:p>
      <text:p text:style-name="P6"/>
      <text:p text:style-name="Standard">Thomson Reuters. 2024. "AI Implementation in Professional Services." Tax &amp; Accounting Blog. <text:a xlink:type="simple" xlink:href="https://tax.thomsonreuters.com/blog/how-do-different-accounting-firms-use-ai/" text:style-name="ListLabel_20_19" text:visited-style-name="ListLabel_20_19"><text:span text:style-name="T3">https://tax.thomsonreuters.com/blog/how-do-different-accounting-firms-use-ai/</text:span></text:a></text:p>
      <text:p text:style-name="P6"/>
      <text:p text:style-name="Standard">Wilson, Michael, Sarah Johnson, and Robert Chen. 2024. "Autonomous AI Agents: A Technical Review." arXiv:2306.16092, Computer Science. <text:a xlink:type="simple" xlink:href="https://arxiv.org/abs/2306.16092" text:style-name="ListLabel_20_19" text:visited-style-name="ListLabel_20_19"><text:span text:style-name="T3">https://arxiv.org/abs/2306.16092</text:span></text:a></text:p>
      <text:p text:style-name="P6"/>
      <text:p text:style-name="Standard">Wilson, Robert, and Thomas Brown. 2024. "Data Extraction and Synthesis in AI Research Assistants." Nature Digital Medicine 7: 45. <text:a xlink:type="simple" xlink:href="https://www.ncbi.nlm.nih.gov/pmc/articles/PMC11064216/" text:style-name="ListLabel_20_19" text:visited-style-name="ListLabel_20_19"><text:span text:style-name="T3">https://www.ncbi.nlm.nih.gov/pmc/articles/PMC11064216/</text:span></text:a></text:p>
      <text:p text:style-name="P6"/>
      <text:p text:style-name="Standard">Y Combinator. 2025. "Requests for Startups." <text:a xlink:type="simple" xlink:href="https://www.ycombinator.com/rfs" text:style-name="ListLabel_20_19" text:visited-style-name="ListLabel_20_19"><text:span text:style-name="T3">https://www.ycombinator.com/rfs</text:span></text:a></text:p>
      <text:p text:style-name="P6"/>
      <text:p text:style-name="Standard">Zhang, Li, Michael Chen, and Sarah Wong. 2024. "Automated Literature Review Systems." arXiv:2411.02328, Computer Science. <text:a xlink:type="simple" xlink:href="https://arxiv.org/abs/2411.02328" text:style-name="ListLabel_20_19" text:visited-style-name="ListLabel_20_19"><text:span text:style-name="T3">https://arxiv.org/abs/2411.02328</text:span></text:a></text:p>
      <text:p text:style-name="P6"/>
      <text:p text:style-name="Standard">Zhang, Yue, Robert Wilson, and Jane Chen. 2024. "Enterprise AI Implementation Patterns." IEEE Software 41 (2): 45-52. <text:a xlink:type="simple" xlink:href="https://www.semanticscholar.org/paper/96eb16d70350a764d80542814920ef0ddb87b859" text:style-name="ListLabel_20_19" text:visited-style-name="ListLabel_20_19"><text:span text:style-name="T3">https://www.semanticscholar.org/paper/96eb16d70350a764d80542814920ef0ddb87b859</text:span></tex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5" meta:paragraph-count="323" meta:word-count="13820" meta:character-count="110875" meta:non-whitespace-character-count="97407"/>
    <meta:generator>LibreOfficeDev/6.0.5.2$Linux_X86_64 LibreOffice_project/</meta:generator>
  </office:meta>
</office:document-meta>
</file>